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9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4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XED([.B1];0)" office:value-type="string" office:string-value="2" calcext:value-type="string">
            <text:p>2</text:p>
          </table:table-cell>
          <table:table-cell table:formula="of:=IF(FIXED(SQRT([.B1]);0)*FIXED(SQRT([.B1]);0)=[.B1];1;)" office:value-type="float" office:value="0" calcext:value-type="float">
            <text:p>0</text:p>
          </table:table-cell>
          <table:table-cell table:formula="of:=RIGHT([.C1];[.$L$1])" office:value-type="string" office:string-value="2" calcext:value-type="string">
            <text:p>2</text:p>
          </table:table-cell>
          <table:table-cell table:formula="of:=VALUE([.E1])" office:value-type="float" office:value="2" calcext:value-type="float">
            <text:p>2</text:p>
          </table:table-cell>
          <table:table-cell table:formula="of:=IF([.F1]=[.$F$1];[.A1];)" office:value-type="float" office:value="1" calcext:value-type="float">
            <text:p>1</text:p>
          </table:table-cell>
          <table:table-cell table:formula="of:=ISEVEN([.F1]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formula="of:=COUNTIF([.F$1:.F$76];[.$I1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F$1:.F$76];[.$N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IXED([.B2];0)" office:value-type="string" office:string-value="1" calcext:value-type="string">
            <text:p>1</text:p>
          </table:table-cell>
          <table:table-cell table:formula="of:=IF(FIXED(SQRT([.B2]);0)*FIXED(SQRT([.B2]);0)=[.B2];1;)" office:value-type="float" office:value="1" calcext:value-type="float">
            <text:p>1</text:p>
          </table:table-cell>
          <table:table-cell table:formula="of:=RIGHT([.C2];[.$L$1])" office:value-type="string" office:string-value="1" calcext:value-type="string">
            <text:p>1</text:p>
          </table:table-cell>
          <table:table-cell table:formula="of:=VALUE([.E2])" office:value-type="float" office:value="1" calcext:value-type="float">
            <text:p>1</text:p>
          </table:table-cell>
          <table:table-cell table:formula="of:=IF([.F2]=[.$F$1];[.A2];)" office:value-type="float" office:value="0" calcext:value-type="float">
            <text:p>0</text:p>
          </table:table-cell>
          <table:table-cell table:formula="of:=ISEVEN([.F2])" office:value-type="boolean" office:boolean-value="false" calcext:value-type="boolean">
            <text:p>FALSO</text:p>
          </table:table-cell>
          <table:table-cell office:value-type="float" office:value="1" calcext:value-type="float">
            <text:p>1</text:p>
          </table:table-cell>
          <table:table-cell table:formula="of:=COUNTIF([.F$1:.F$76];[.$I2])"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([.F$1:.F$76];[.$N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B1]" office:value-type="float" office:value="3" calcext:value-type="float">
            <text:p>3</text:p>
          </table:table-cell>
          <table:table-cell table:formula="of:=FIXED([.B3];0)" office:value-type="string" office:string-value="3" calcext:value-type="string">
            <text:p>3</text:p>
          </table:table-cell>
          <table:table-cell table:formula="of:=IF(FIXED(SQRT([.B3]);0)*FIXED(SQRT([.B3]);0)=[.B3];1;)" office:value-type="float" office:value="0" calcext:value-type="float">
            <text:p>0</text:p>
          </table:table-cell>
          <table:table-cell table:formula="of:=RIGHT([.C3];[.$L$1])" office:value-type="string" office:string-value="3" calcext:value-type="string">
            <text:p>3</text:p>
          </table:table-cell>
          <table:table-cell table:formula="of:=VALUE([.E3])" office:value-type="float" office:value="3" calcext:value-type="float">
            <text:p>3</text:p>
          </table:table-cell>
          <table:table-cell table:formula="of:=IF([.F3]=[.$F$1];[.A3];)" office:value-type="float" office:value="0" calcext:value-type="float">
            <text:p>0</text:p>
          </table:table-cell>
          <table:table-cell table:formula="of:=ISEVEN([.F3])" office:value-type="boolean" office:boolean-value="false" calcext:value-type="boolean">
            <text:p>FALSO</text:p>
          </table:table-cell>
          <table:table-cell office:value-type="float" office:value="2" calcext:value-type="float">
            <text:p>2</text:p>
          </table:table-cell>
          <table:table-cell table:formula="of:=COUNTIF([.F$1:.F$76];[.$I3]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F$1:.F$76];[.$N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 table:formula="of:=FIXED([.B4];0)" office:value-type="string" office:string-value="4" calcext:value-type="string">
            <text:p>4</text:p>
          </table:table-cell>
          <table:table-cell table:formula="of:=IF(FIXED(SQRT([.B4]);0)*FIXED(SQRT([.B4]);0)=[.B4];1;)" office:value-type="float" office:value="1" calcext:value-type="float">
            <text:p>1</text:p>
          </table:table-cell>
          <table:table-cell table:formula="of:=RIGHT([.C4];[.$L$1])" office:value-type="string" office:string-value="4" calcext:value-type="string">
            <text:p>4</text:p>
          </table:table-cell>
          <table:table-cell table:formula="of:=VALUE([.E4])" office:value-type="float" office:value="4" calcext:value-type="float">
            <text:p>4</text:p>
          </table:table-cell>
          <table:table-cell table:formula="of:=IF([.F4]=[.$F$1];[.A4];)" office:value-type="float" office:value="0" calcext:value-type="float">
            <text:p>0</text:p>
          </table:table-cell>
          <table:table-cell table:formula="of:=ISEVEN([.F4]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formula="of:=COUNTIF([.F$1:.F$76];[.$I4])"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F$1:.F$76];[.$N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B3]" office:value-type="float" office:value="7" calcext:value-type="float">
            <text:p>7</text:p>
          </table:table-cell>
          <table:table-cell table:formula="of:=FIXED([.B5];0)" office:value-type="string" office:string-value="7" calcext:value-type="string">
            <text:p>7</text:p>
          </table:table-cell>
          <table:table-cell table:formula="of:=IF(FIXED(SQRT([.B5]);0)*FIXED(SQRT([.B5]);0)=[.B5];1;)" office:value-type="float" office:value="0" calcext:value-type="float">
            <text:p>0</text:p>
          </table:table-cell>
          <table:table-cell table:formula="of:=RIGHT([.C5];[.$L$1])" office:value-type="string" office:string-value="7" calcext:value-type="string">
            <text:p>7</text:p>
          </table:table-cell>
          <table:table-cell table:formula="of:=VALUE([.E5])" office:value-type="float" office:value="7" calcext:value-type="float">
            <text:p>7</text:p>
          </table:table-cell>
          <table:table-cell table:formula="of:=IF([.F5]=[.$F$1];[.A5];)" office:value-type="float" office:value="0" calcext:value-type="float">
            <text:p>0</text:p>
          </table:table-cell>
          <table:table-cell table:formula="of:=ISEVEN([.F5])" office:value-type="boolean" office:boolean-value="false" calcext:value-type="boolean">
            <text:p>FALSO</text:p>
          </table:table-cell>
          <table:table-cell office:value-type="float" office:value="4" calcext:value-type="float">
            <text:p>4</text:p>
          </table:table-cell>
          <table:table-cell table:formula="of:=COUNTIF([.F$1:.F$76];[.$I5])"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F$1:.F$76];[.$N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4]" office:value-type="float" office:value="11" calcext:value-type="float">
            <text:p>11</text:p>
          </table:table-cell>
          <table:table-cell table:formula="of:=FIXED([.B6];0)" office:value-type="string" office:string-value="11" calcext:value-type="string">
            <text:p>11</text:p>
          </table:table-cell>
          <table:table-cell table:formula="of:=IF(FIXED(SQRT([.B6]);0)*FIXED(SQRT([.B6]);0)=[.B6];1;)" office:value-type="float" office:value="0" calcext:value-type="float">
            <text:p>0</text:p>
          </table:table-cell>
          <table:table-cell table:formula="of:=RIGHT([.C6];[.$L$1])" office:value-type="string" office:string-value="1" calcext:value-type="string">
            <text:p>1</text:p>
          </table:table-cell>
          <table:table-cell table:formula="of:=VALUE([.E6])" office:value-type="float" office:value="1" calcext:value-type="float">
            <text:p>1</text:p>
          </table:table-cell>
          <table:table-cell table:formula="of:=IF([.F6]=[.$F$1];[.A6];)" office:value-type="float" office:value="0" calcext:value-type="float">
            <text:p>0</text:p>
          </table:table-cell>
          <table:table-cell table:formula="of:=ISEVEN([.F6])" office:value-type="boolean" office:boolean-value="false" calcext:value-type="boolean">
            <text:p>FALSO</text:p>
          </table:table-cell>
          <table:table-cell office:value-type="float" office:value="5" calcext:value-type="float">
            <text:p>5</text:p>
          </table:table-cell>
          <table:table-cell table:formula="of:=COUNTIF([.F$1:.F$76];[.$I6]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F$1:.F$76];[.$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B5]" office:value-type="float" office:value="18" calcext:value-type="float">
            <text:p>18</text:p>
          </table:table-cell>
          <table:table-cell table:formula="of:=FIXED([.B7];0)" office:value-type="string" office:string-value="18" calcext:value-type="string">
            <text:p>18</text:p>
          </table:table-cell>
          <table:table-cell table:formula="of:=IF(FIXED(SQRT([.B7]);0)*FIXED(SQRT([.B7]);0)=[.B7];1;)" office:value-type="float" office:value="0" calcext:value-type="float">
            <text:p>0</text:p>
          </table:table-cell>
          <table:table-cell table:formula="of:=RIGHT([.C7];[.$L$1])" office:value-type="string" office:string-value="8" calcext:value-type="string">
            <text:p>8</text:p>
          </table:table-cell>
          <table:table-cell table:formula="of:=VALUE([.E7])" office:value-type="float" office:value="8" calcext:value-type="float">
            <text:p>8</text:p>
          </table:table-cell>
          <table:table-cell table:formula="of:=IF([.F7]=[.$F$1];[.A7];)" office:value-type="float" office:value="0" calcext:value-type="float">
            <text:p>0</text:p>
          </table:table-cell>
          <table:table-cell table:formula="of:=ISEVEN([.F7]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formula="of:=COUNTIF([.F$1:.F$76];[.$I7]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F$1:.F$76];[.$N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6]" office:value-type="float" office:value="29" calcext:value-type="float">
            <text:p>29</text:p>
          </table:table-cell>
          <table:table-cell table:formula="of:=FIXED([.B8];0)" office:value-type="string" office:string-value="29" calcext:value-type="string">
            <text:p>29</text:p>
          </table:table-cell>
          <table:table-cell table:formula="of:=IF(FIXED(SQRT([.B8]);0)*FIXED(SQRT([.B8]);0)=[.B8];1;)" office:value-type="float" office:value="0" calcext:value-type="float">
            <text:p>0</text:p>
          </table:table-cell>
          <table:table-cell table:formula="of:=RIGHT([.C8];[.$L$1])" office:value-type="string" office:string-value="9" calcext:value-type="string">
            <text:p>9</text:p>
          </table:table-cell>
          <table:table-cell table:formula="of:=VALUE([.E8])" office:value-type="float" office:value="9" calcext:value-type="float">
            <text:p>9</text:p>
          </table:table-cell>
          <table:table-cell table:formula="of:=IF([.F8]=[.$F$1];[.A8];)" office:value-type="float" office:value="0" calcext:value-type="float">
            <text:p>0</text:p>
          </table:table-cell>
          <table:table-cell table:formula="of:=ISEVEN([.F8])" office:value-type="boolean" office:boolean-value="false" calcext:value-type="boolean">
            <text:p>FALSO</text:p>
          </table:table-cell>
          <table:table-cell office:value-type="float" office:value="7" calcext:value-type="float">
            <text:p>7</text:p>
          </table:table-cell>
          <table:table-cell table:formula="of:=COUNTIF([.F$1:.F$76];[.$I8])"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F$1:.F$76];[.$N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B7]" office:value-type="float" office:value="47" calcext:value-type="float">
            <text:p>47</text:p>
          </table:table-cell>
          <table:table-cell table:formula="of:=FIXED([.B9];0)" office:value-type="string" office:string-value="47" calcext:value-type="string">
            <text:p>47</text:p>
          </table:table-cell>
          <table:table-cell table:formula="of:=IF(FIXED(SQRT([.B9]);0)*FIXED(SQRT([.B9]);0)=[.B9];1;)" office:value-type="float" office:value="0" calcext:value-type="float">
            <text:p>0</text:p>
          </table:table-cell>
          <table:table-cell table:formula="of:=RIGHT([.C9];[.$L$1])" office:value-type="string" office:string-value="7" calcext:value-type="string">
            <text:p>7</text:p>
          </table:table-cell>
          <table:table-cell table:formula="of:=VALUE([.E9])" office:value-type="float" office:value="7" calcext:value-type="float">
            <text:p>7</text:p>
          </table:table-cell>
          <table:table-cell table:formula="of:=IF([.F9]=[.$F$1];[.A9];)" office:value-type="float" office:value="0" calcext:value-type="float">
            <text:p>0</text:p>
          </table:table-cell>
          <table:table-cell table:formula="of:=ISEVEN([.F9])" office:value-type="boolean" office:boolean-value="false" calcext:value-type="boolean">
            <text:p>FALSO</text:p>
          </table:table-cell>
          <table:table-cell office:value-type="float" office:value="8" calcext:value-type="float">
            <text:p>8</text:p>
          </table:table-cell>
          <table:table-cell table:formula="of:=COUNTIF([.F$1:.F$76];[.$I9]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F$1:.F$76];[.$N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8]" office:value-type="float" office:value="76" calcext:value-type="float">
            <text:p>76</text:p>
          </table:table-cell>
          <table:table-cell table:formula="of:=FIXED([.B10];0)" office:value-type="string" office:string-value="76" calcext:value-type="string">
            <text:p>76</text:p>
          </table:table-cell>
          <table:table-cell table:formula="of:=IF(FIXED(SQRT([.B10]);0)*FIXED(SQRT([.B10]);0)=[.B10];1;)" office:value-type="float" office:value="0" calcext:value-type="float">
            <text:p>0</text:p>
          </table:table-cell>
          <table:table-cell table:formula="of:=RIGHT([.C10];[.$L$1])" office:value-type="string" office:string-value="6" calcext:value-type="string">
            <text:p>6</text:p>
          </table:table-cell>
          <table:table-cell table:formula="of:=VALUE([.E10])" office:value-type="float" office:value="6" calcext:value-type="float">
            <text:p>6</text:p>
          </table:table-cell>
          <table:table-cell table:formula="of:=IF([.F10]=[.$F$1];[.A10];)" office:value-type="float" office:value="0" calcext:value-type="float">
            <text:p>0</text:p>
          </table:table-cell>
          <table:table-cell table:formula="of:=ISEVEN([.F10]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formula="of:=COUNTIF([.F$1:.F$76];[.$I10])"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F$1:.F$76];[.$N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B9]" office:value-type="float" office:value="123" calcext:value-type="float">
            <text:p>123</text:p>
          </table:table-cell>
          <table:table-cell table:formula="of:=FIXED([.B11];0)" office:value-type="string" office:string-value="123" calcext:value-type="string">
            <text:p>123</text:p>
          </table:table-cell>
          <table:table-cell table:formula="of:=IF(FIXED(SQRT([.B11]);0)*FIXED(SQRT([.B11]);0)=[.B11];1;)" office:value-type="float" office:value="0" calcext:value-type="float">
            <text:p>0</text:p>
          </table:table-cell>
          <table:table-cell table:formula="of:=RIGHT([.C11];[.$L$1])" office:value-type="string" office:string-value="3" calcext:value-type="string">
            <text:p>3</text:p>
          </table:table-cell>
          <table:table-cell table:formula="of:=VALUE([.E11])" office:value-type="float" office:value="3" calcext:value-type="float">
            <text:p>3</text:p>
          </table:table-cell>
          <table:table-cell table:formula="of:=IF([.F11]=[.$F$1];[.A11];)" office:value-type="float" office:value="0" calcext:value-type="float">
            <text:p>0</text:p>
          </table:table-cell>
          <table:table-cell table:formula="of:=ISEVEN([.F11])" office:value-type="boolean" office:boolean-value="false" calcext:value-type="boolean">
            <text:p>FALSO</text:p>
          </table:table-cell>
          <table:table-cell/>
          <table:table-cell table:formula="of:=SUM([.J1:.J10])" office:value-type="float" office:value="76" calcext:value-type="float">
            <text:p>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F$1:.F$76];[.$N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10]" office:value-type="float" office:value="199" calcext:value-type="float">
            <text:p>199</text:p>
          </table:table-cell>
          <table:table-cell table:formula="of:=FIXED([.B12];0)" office:value-type="string" office:string-value="199" calcext:value-type="string">
            <text:p>199</text:p>
          </table:table-cell>
          <table:table-cell table:formula="of:=IF(FIXED(SQRT([.B12]);0)*FIXED(SQRT([.B12]);0)=[.B12];1;)" office:value-type="float" office:value="0" calcext:value-type="float">
            <text:p>0</text:p>
          </table:table-cell>
          <table:table-cell table:formula="of:=RIGHT([.C12];[.$L$1])" office:value-type="string" office:string-value="9" calcext:value-type="string">
            <text:p>9</text:p>
          </table:table-cell>
          <table:table-cell table:formula="of:=VALUE([.E12])" office:value-type="float" office:value="9" calcext:value-type="float">
            <text:p>9</text:p>
          </table:table-cell>
          <table:table-cell table:formula="of:=IF([.F12]=[.$F$1];[.A12];)" office:value-type="float" office:value="0" calcext:value-type="float">
            <text:p>0</text:p>
          </table:table-cell>
          <table:table-cell table:formula="of:=ISEVEN([.F12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UNTIF([.F$1:.F$76];[.$N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B11]" office:value-type="float" office:value="322" calcext:value-type="float">
            <text:p>322</text:p>
          </table:table-cell>
          <table:table-cell table:formula="of:=FIXED([.B13];0)" office:value-type="string" office:string-value="322" calcext:value-type="string">
            <text:p>322</text:p>
          </table:table-cell>
          <table:table-cell table:formula="of:=IF(FIXED(SQRT([.B13]);0)*FIXED(SQRT([.B13]);0)=[.B13];1;)" office:value-type="float" office:value="0" calcext:value-type="float">
            <text:p>0</text:p>
          </table:table-cell>
          <table:table-cell table:formula="of:=RIGHT([.C13];[.$L$1])" office:value-type="string" office:string-value="2" calcext:value-type="string">
            <text:p>2</text:p>
          </table:table-cell>
          <table:table-cell table:formula="of:=VALUE([.E13])" office:value-type="float" office:value="2" calcext:value-type="float">
            <text:p>2</text:p>
          </table:table-cell>
          <table:table-cell table:formula="of:=IF([.F13]=[.$F$1];[.A13];)" office:value-type="float" office:value="13" calcext:value-type="float">
            <text:p>13</text:p>
          </table:table-cell>
          <table:table-cell table:formula="of:=ISEVEN([.F1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UNTIF([.F$1:.F$76];[.$N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12]" office:value-type="float" office:value="521" calcext:value-type="float">
            <text:p>521</text:p>
          </table:table-cell>
          <table:table-cell table:formula="of:=FIXED([.B14];0)" office:value-type="string" office:string-value="521" calcext:value-type="string">
            <text:p>521</text:p>
          </table:table-cell>
          <table:table-cell table:formula="of:=IF(FIXED(SQRT([.B14]);0)*FIXED(SQRT([.B14]);0)=[.B14];1;)" office:value-type="float" office:value="0" calcext:value-type="float">
            <text:p>0</text:p>
          </table:table-cell>
          <table:table-cell table:formula="of:=RIGHT([.C14];[.$L$1])" office:value-type="string" office:string-value="1" calcext:value-type="string">
            <text:p>1</text:p>
          </table:table-cell>
          <table:table-cell table:formula="of:=VALUE([.E14])" office:value-type="float" office:value="1" calcext:value-type="float">
            <text:p>1</text:p>
          </table:table-cell>
          <table:table-cell table:formula="of:=IF([.F14]=[.$F$1];[.A14];)" office:value-type="float" office:value="0" calcext:value-type="float">
            <text:p>0</text:p>
          </table:table-cell>
          <table:table-cell table:formula="of:=ISEVEN([.F14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UNTIF([.F$1:.F$76];[.$N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B13]" office:value-type="float" office:value="843" calcext:value-type="float">
            <text:p>843</text:p>
          </table:table-cell>
          <table:table-cell table:formula="of:=FIXED([.B15];0)" office:value-type="string" office:string-value="843" calcext:value-type="string">
            <text:p>843</text:p>
          </table:table-cell>
          <table:table-cell table:formula="of:=IF(FIXED(SQRT([.B15]);0)*FIXED(SQRT([.B15]);0)=[.B15];1;)" office:value-type="float" office:value="0" calcext:value-type="float">
            <text:p>0</text:p>
          </table:table-cell>
          <table:table-cell table:formula="of:=RIGHT([.C15];[.$L$1])" office:value-type="string" office:string-value="3" calcext:value-type="string">
            <text:p>3</text:p>
          </table:table-cell>
          <table:table-cell table:formula="of:=VALUE([.E15])" office:value-type="float" office:value="3" calcext:value-type="float">
            <text:p>3</text:p>
          </table:table-cell>
          <table:table-cell table:formula="of:=IF([.F15]=[.$F$1];[.A15];)" office:value-type="float" office:value="0" calcext:value-type="float">
            <text:p>0</text:p>
          </table:table-cell>
          <table:table-cell table:formula="of:=ISEVEN([.F15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UNTIF([.F$1:.F$76];[.$N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14]" office:value-type="float" office:value="1364" calcext:value-type="float">
            <text:p>1364</text:p>
          </table:table-cell>
          <table:table-cell table:formula="of:=FIXED([.B16];0)" office:value-type="string" office:string-value="1.364" calcext:value-type="string">
            <text:p>1.364</text:p>
          </table:table-cell>
          <table:table-cell table:formula="of:=IF(FIXED(SQRT([.B16]);0)*FIXED(SQRT([.B16]);0)=[.B16];1;)" office:value-type="float" office:value="0" calcext:value-type="float">
            <text:p>0</text:p>
          </table:table-cell>
          <table:table-cell table:formula="of:=RIGHT([.C16];[.$L$1])" office:value-type="string" office:string-value="4" calcext:value-type="string">
            <text:p>4</text:p>
          </table:table-cell>
          <table:table-cell table:formula="of:=VALUE([.E16])" office:value-type="float" office:value="4" calcext:value-type="float">
            <text:p>4</text:p>
          </table:table-cell>
          <table:table-cell table:formula="of:=IF([.F16]=[.$F$1];[.A16];)" office:value-type="float" office:value="0" calcext:value-type="float">
            <text:p>0</text:p>
          </table:table-cell>
          <table:table-cell table:formula="of:=ISEVEN([.F1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UNTIF([.F$1:.F$76];[.$N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B15]" office:value-type="float" office:value="2207" calcext:value-type="float">
            <text:p>2207</text:p>
          </table:table-cell>
          <table:table-cell table:formula="of:=FIXED([.B17];0)" office:value-type="string" office:string-value="2.207" calcext:value-type="string">
            <text:p>2.207</text:p>
          </table:table-cell>
          <table:table-cell table:formula="of:=IF(FIXED(SQRT([.B17]);0)*FIXED(SQRT([.B17]);0)=[.B17];1;)" office:value-type="float" office:value="0" calcext:value-type="float">
            <text:p>0</text:p>
          </table:table-cell>
          <table:table-cell table:formula="of:=RIGHT([.C17];[.$L$1])" office:value-type="string" office:string-value="7" calcext:value-type="string">
            <text:p>7</text:p>
          </table:table-cell>
          <table:table-cell table:formula="of:=VALUE([.E17])" office:value-type="float" office:value="7" calcext:value-type="float">
            <text:p>7</text:p>
          </table:table-cell>
          <table:table-cell table:formula="of:=IF([.F17]=[.$F$1];[.A17];)" office:value-type="float" office:value="0" calcext:value-type="float">
            <text:p>0</text:p>
          </table:table-cell>
          <table:table-cell table:formula="of:=ISEVEN([.F17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UNTIF([.F$1:.F$76];[.$N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16]" office:value-type="float" office:value="3571" calcext:value-type="float">
            <text:p>3571</text:p>
          </table:table-cell>
          <table:table-cell table:formula="of:=FIXED([.B18];0)" office:value-type="string" office:string-value="3.571" calcext:value-type="string">
            <text:p>3.571</text:p>
          </table:table-cell>
          <table:table-cell table:formula="of:=IF(FIXED(SQRT([.B18]);0)*FIXED(SQRT([.B18]);0)=[.B18];1;)" office:value-type="float" office:value="0" calcext:value-type="float">
            <text:p>0</text:p>
          </table:table-cell>
          <table:table-cell table:formula="of:=RIGHT([.C18];[.$L$1])" office:value-type="string" office:string-value="1" calcext:value-type="string">
            <text:p>1</text:p>
          </table:table-cell>
          <table:table-cell table:formula="of:=VALUE([.E18])" office:value-type="float" office:value="1" calcext:value-type="float">
            <text:p>1</text:p>
          </table:table-cell>
          <table:table-cell table:formula="of:=IF([.F18]=[.$F$1];[.A18];)" office:value-type="float" office:value="0" calcext:value-type="float">
            <text:p>0</text:p>
          </table:table-cell>
          <table:table-cell table:formula="of:=ISEVEN([.F18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UNTIF([.F$1:.F$76];[.$N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B17]" office:value-type="float" office:value="5778" calcext:value-type="float">
            <text:p>5778</text:p>
          </table:table-cell>
          <table:table-cell table:formula="of:=FIXED([.B19];0)" office:value-type="string" office:string-value="5.778" calcext:value-type="string">
            <text:p>5.778</text:p>
          </table:table-cell>
          <table:table-cell table:formula="of:=IF(FIXED(SQRT([.B19]);0)*FIXED(SQRT([.B19]);0)=[.B19];1;)" office:value-type="float" office:value="0" calcext:value-type="float">
            <text:p>0</text:p>
          </table:table-cell>
          <table:table-cell table:formula="of:=RIGHT([.C19];[.$L$1])" office:value-type="string" office:string-value="8" calcext:value-type="string">
            <text:p>8</text:p>
          </table:table-cell>
          <table:table-cell table:formula="of:=VALUE([.E19])" office:value-type="float" office:value="8" calcext:value-type="float">
            <text:p>8</text:p>
          </table:table-cell>
          <table:table-cell table:formula="of:=IF([.F19]=[.$F$1];[.A19];)" office:value-type="float" office:value="0" calcext:value-type="float">
            <text:p>0</text:p>
          </table:table-cell>
          <table:table-cell table:formula="of:=ISEVEN([.F1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UNTIF([.F$1:.F$76];[.$N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8]" office:value-type="float" office:value="9349" calcext:value-type="float">
            <text:p>9349</text:p>
          </table:table-cell>
          <table:table-cell table:formula="of:=FIXED([.B20];0)" office:value-type="string" office:string-value="9.349" calcext:value-type="string">
            <text:p>9.349</text:p>
          </table:table-cell>
          <table:table-cell table:formula="of:=IF(FIXED(SQRT([.B20]);0)*FIXED(SQRT([.B20]);0)=[.B20];1;)" office:value-type="float" office:value="0" calcext:value-type="float">
            <text:p>0</text:p>
          </table:table-cell>
          <table:table-cell table:formula="of:=RIGHT([.C20];[.$L$1])" office:value-type="string" office:string-value="9" calcext:value-type="string">
            <text:p>9</text:p>
          </table:table-cell>
          <table:table-cell table:formula="of:=VALUE([.E20])" office:value-type="float" office:value="9" calcext:value-type="float">
            <text:p>9</text:p>
          </table:table-cell>
          <table:table-cell table:formula="of:=IF([.F20]=[.$F$1];[.A20];)" office:value-type="float" office:value="0" calcext:value-type="float">
            <text:p>0</text:p>
          </table:table-cell>
          <table:table-cell table:formula="of:=ISEVEN([.F20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UNTIF([.F$1:.F$76];[.$N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B19]" office:value-type="float" office:value="15127" calcext:value-type="float">
            <text:p>15127</text:p>
          </table:table-cell>
          <table:table-cell table:formula="of:=FIXED([.B21];0)" office:value-type="string" office:string-value="15.127" calcext:value-type="string">
            <text:p>15.127</text:p>
          </table:table-cell>
          <table:table-cell table:formula="of:=IF(FIXED(SQRT([.B21]);0)*FIXED(SQRT([.B21]);0)=[.B21];1;)" office:value-type="float" office:value="0" calcext:value-type="float">
            <text:p>0</text:p>
          </table:table-cell>
          <table:table-cell table:formula="of:=RIGHT([.C21];[.$L$1])" office:value-type="string" office:string-value="7" calcext:value-type="string">
            <text:p>7</text:p>
          </table:table-cell>
          <table:table-cell table:formula="of:=VALUE([.E21])" office:value-type="float" office:value="7" calcext:value-type="float">
            <text:p>7</text:p>
          </table:table-cell>
          <table:table-cell table:formula="of:=IF([.F21]=[.$F$1];[.A21];)" office:value-type="float" office:value="0" calcext:value-type="float">
            <text:p>0</text:p>
          </table:table-cell>
          <table:table-cell table:formula="of:=ISEVEN([.F21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UNTIF([.F$1:.F$76];[.$N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B20]" office:value-type="float" office:value="24476" calcext:value-type="float">
            <text:p>24476</text:p>
          </table:table-cell>
          <table:table-cell table:formula="of:=FIXED([.B22];0)" office:value-type="string" office:string-value="24.476" calcext:value-type="string">
            <text:p>24.476</text:p>
          </table:table-cell>
          <table:table-cell table:formula="of:=IF(FIXED(SQRT([.B22]);0)*FIXED(SQRT([.B22]);0)=[.B22];1;)" office:value-type="float" office:value="0" calcext:value-type="float">
            <text:p>0</text:p>
          </table:table-cell>
          <table:table-cell table:formula="of:=RIGHT([.C22];[.$L$1])" office:value-type="string" office:string-value="6" calcext:value-type="string">
            <text:p>6</text:p>
          </table:table-cell>
          <table:table-cell table:formula="of:=VALUE([.E22])" office:value-type="float" office:value="6" calcext:value-type="float">
            <text:p>6</text:p>
          </table:table-cell>
          <table:table-cell table:formula="of:=IF([.F22]=[.$F$1];[.A22];)" office:value-type="float" office:value="0" calcext:value-type="float">
            <text:p>0</text:p>
          </table:table-cell>
          <table:table-cell table:formula="of:=ISEVEN([.F2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UNTIF([.F$1:.F$76];[.$N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B21]" office:value-type="float" office:value="39603" calcext:value-type="float">
            <text:p>39603</text:p>
          </table:table-cell>
          <table:table-cell table:formula="of:=FIXED([.B23];0)" office:value-type="string" office:string-value="39.603" calcext:value-type="string">
            <text:p>39.603</text:p>
          </table:table-cell>
          <table:table-cell table:formula="of:=IF(FIXED(SQRT([.B23]);0)*FIXED(SQRT([.B23]);0)=[.B23];1;)" office:value-type="float" office:value="0" calcext:value-type="float">
            <text:p>0</text:p>
          </table:table-cell>
          <table:table-cell table:formula="of:=RIGHT([.C23];[.$L$1])" office:value-type="string" office:string-value="3" calcext:value-type="string">
            <text:p>3</text:p>
          </table:table-cell>
          <table:table-cell table:formula="of:=VALUE([.E23])" office:value-type="float" office:value="3" calcext:value-type="float">
            <text:p>3</text:p>
          </table:table-cell>
          <table:table-cell table:formula="of:=IF([.F23]=[.$F$1];[.A23];)" office:value-type="float" office:value="0" calcext:value-type="float">
            <text:p>0</text:p>
          </table:table-cell>
          <table:table-cell table:formula="of:=ISEVEN([.F23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COUNTIF([.F$1:.F$76];[.$N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B22]" office:value-type="float" office:value="64079" calcext:value-type="float">
            <text:p>64079</text:p>
          </table:table-cell>
          <table:table-cell table:formula="of:=FIXED([.B24];0)" office:value-type="string" office:string-value="64.079" calcext:value-type="string">
            <text:p>64.079</text:p>
          </table:table-cell>
          <table:table-cell table:formula="of:=IF(FIXED(SQRT([.B24]);0)*FIXED(SQRT([.B24]);0)=[.B24];1;)" office:value-type="float" office:value="0" calcext:value-type="float">
            <text:p>0</text:p>
          </table:table-cell>
          <table:table-cell table:formula="of:=RIGHT([.C24];[.$L$1])" office:value-type="string" office:string-value="9" calcext:value-type="string">
            <text:p>9</text:p>
          </table:table-cell>
          <table:table-cell table:formula="of:=VALUE([.E24])" office:value-type="float" office:value="9" calcext:value-type="float">
            <text:p>9</text:p>
          </table:table-cell>
          <table:table-cell table:formula="of:=IF([.F24]=[.$F$1];[.A24];)" office:value-type="float" office:value="0" calcext:value-type="float">
            <text:p>0</text:p>
          </table:table-cell>
          <table:table-cell table:formula="of:=ISEVEN([.F24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COUNTIF([.F$1:.F$76];[.$N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B23]" office:value-type="float" office:value="103682" calcext:value-type="float">
            <text:p>103682</text:p>
          </table:table-cell>
          <table:table-cell table:formula="of:=FIXED([.B25];0)" office:value-type="string" office:string-value="103.682" calcext:value-type="string">
            <text:p>103.682</text:p>
          </table:table-cell>
          <table:table-cell table:formula="of:=IF(FIXED(SQRT([.B25]);0)*FIXED(SQRT([.B25]);0)=[.B25];1;)" office:value-type="float" office:value="0" calcext:value-type="float">
            <text:p>0</text:p>
          </table:table-cell>
          <table:table-cell table:formula="of:=RIGHT([.C25];[.$L$1])" office:value-type="string" office:string-value="2" calcext:value-type="string">
            <text:p>2</text:p>
          </table:table-cell>
          <table:table-cell table:formula="of:=VALUE([.E25])" office:value-type="float" office:value="2" calcext:value-type="float">
            <text:p>2</text:p>
          </table:table-cell>
          <table:table-cell table:formula="of:=IF([.F25]=[.$F$1];[.A25];)" office:value-type="float" office:value="25" calcext:value-type="float">
            <text:p>25</text:p>
          </table:table-cell>
          <table:table-cell table:formula="of:=ISEVEN([.F2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UNTIF([.F$1:.F$76];[.$N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B24]" office:value-type="float" office:value="167761" calcext:value-type="float">
            <text:p>167761</text:p>
          </table:table-cell>
          <table:table-cell table:formula="of:=FIXED([.B26];0)" office:value-type="string" office:string-value="167.761" calcext:value-type="string">
            <text:p>167.761</text:p>
          </table:table-cell>
          <table:table-cell table:formula="of:=IF(FIXED(SQRT([.B26]);0)*FIXED(SQRT([.B26]);0)=[.B26];1;)" office:value-type="float" office:value="0" calcext:value-type="float">
            <text:p>0</text:p>
          </table:table-cell>
          <table:table-cell table:formula="of:=RIGHT([.C26];[.$L$1])" office:value-type="string" office:string-value="1" calcext:value-type="string">
            <text:p>1</text:p>
          </table:table-cell>
          <table:table-cell table:formula="of:=VALUE([.E26])" office:value-type="float" office:value="1" calcext:value-type="float">
            <text:p>1</text:p>
          </table:table-cell>
          <table:table-cell table:formula="of:=IF([.F26]=[.$F$1];[.A26];)" office:value-type="float" office:value="0" calcext:value-type="float">
            <text:p>0</text:p>
          </table:table-cell>
          <table:table-cell table:formula="of:=ISEVEN([.F26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COUNTIF([.F$1:.F$76];[.$N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B25]" office:value-type="float" office:value="271443" calcext:value-type="float">
            <text:p>271443</text:p>
          </table:table-cell>
          <table:table-cell table:formula="of:=FIXED([.B27];0)" office:value-type="string" office:string-value="271.443" calcext:value-type="string">
            <text:p>271.443</text:p>
          </table:table-cell>
          <table:table-cell table:formula="of:=IF(FIXED(SQRT([.B27]);0)*FIXED(SQRT([.B27]);0)=[.B27];1;)" office:value-type="float" office:value="0" calcext:value-type="float">
            <text:p>0</text:p>
          </table:table-cell>
          <table:table-cell table:formula="of:=RIGHT([.C27];[.$L$1])" office:value-type="string" office:string-value="3" calcext:value-type="string">
            <text:p>3</text:p>
          </table:table-cell>
          <table:table-cell table:formula="of:=VALUE([.E27])" office:value-type="float" office:value="3" calcext:value-type="float">
            <text:p>3</text:p>
          </table:table-cell>
          <table:table-cell table:formula="of:=IF([.F27]=[.$F$1];[.A27];)" office:value-type="float" office:value="0" calcext:value-type="float">
            <text:p>0</text:p>
          </table:table-cell>
          <table:table-cell table:formula="of:=ISEVEN([.F27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COUNTIF([.F$1:.F$76];[.$N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B26]" office:value-type="float" office:value="439204" calcext:value-type="float">
            <text:p>439204</text:p>
          </table:table-cell>
          <table:table-cell table:formula="of:=FIXED([.B28];0)" office:value-type="string" office:string-value="439.204" calcext:value-type="string">
            <text:p>439.204</text:p>
          </table:table-cell>
          <table:table-cell table:formula="of:=IF(FIXED(SQRT([.B28]);0)*FIXED(SQRT([.B28]);0)=[.B28];1;)" office:value-type="float" office:value="0" calcext:value-type="float">
            <text:p>0</text:p>
          </table:table-cell>
          <table:table-cell table:formula="of:=RIGHT([.C28];[.$L$1])" office:value-type="string" office:string-value="4" calcext:value-type="string">
            <text:p>4</text:p>
          </table:table-cell>
          <table:table-cell table:formula="of:=VALUE([.E28])" office:value-type="float" office:value="4" calcext:value-type="float">
            <text:p>4</text:p>
          </table:table-cell>
          <table:table-cell table:formula="of:=IF([.F28]=[.$F$1];[.A28];)" office:value-type="float" office:value="0" calcext:value-type="float">
            <text:p>0</text:p>
          </table:table-cell>
          <table:table-cell table:formula="of:=ISEVEN([.F2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COUNTIF([.F$1:.F$76];[.$N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B27]" office:value-type="float" office:value="710647" calcext:value-type="float">
            <text:p>710647</text:p>
          </table:table-cell>
          <table:table-cell table:formula="of:=FIXED([.B29];0)" office:value-type="string" office:string-value="710.647" calcext:value-type="string">
            <text:p>710.647</text:p>
          </table:table-cell>
          <table:table-cell table:formula="of:=IF(FIXED(SQRT([.B29]);0)*FIXED(SQRT([.B29]);0)=[.B29];1;)" office:value-type="float" office:value="0" calcext:value-type="float">
            <text:p>0</text:p>
          </table:table-cell>
          <table:table-cell table:formula="of:=RIGHT([.C29];[.$L$1])" office:value-type="string" office:string-value="7" calcext:value-type="string">
            <text:p>7</text:p>
          </table:table-cell>
          <table:table-cell table:formula="of:=VALUE([.E29])" office:value-type="float" office:value="7" calcext:value-type="float">
            <text:p>7</text:p>
          </table:table-cell>
          <table:table-cell table:formula="of:=IF([.F29]=[.$F$1];[.A29];)" office:value-type="float" office:value="0" calcext:value-type="float">
            <text:p>0</text:p>
          </table:table-cell>
          <table:table-cell table:formula="of:=ISEVEN([.F29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UNTIF([.F$1:.F$76];[.$N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B28]" office:value-type="float" office:value="1149851" calcext:value-type="float">
            <text:p>1149851</text:p>
          </table:table-cell>
          <table:table-cell table:formula="of:=FIXED([.B30];0)" office:value-type="string" office:string-value="1.149.851" calcext:value-type="string">
            <text:p>1.149.851</text:p>
          </table:table-cell>
          <table:table-cell table:formula="of:=IF(FIXED(SQRT([.B30]);0)*FIXED(SQRT([.B30]);0)=[.B30];1;)" office:value-type="float" office:value="0" calcext:value-type="float">
            <text:p>0</text:p>
          </table:table-cell>
          <table:table-cell table:formula="of:=RIGHT([.C30];[.$L$1])" office:value-type="string" office:string-value="1" calcext:value-type="string">
            <text:p>1</text:p>
          </table:table-cell>
          <table:table-cell table:formula="of:=VALUE([.E30])" office:value-type="float" office:value="1" calcext:value-type="float">
            <text:p>1</text:p>
          </table:table-cell>
          <table:table-cell table:formula="of:=IF([.F30]=[.$F$1];[.A30];)" office:value-type="float" office:value="0" calcext:value-type="float">
            <text:p>0</text:p>
          </table:table-cell>
          <table:table-cell table:formula="of:=ISEVEN([.F30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COUNTIF([.F$1:.F$76];[.$N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B29]" office:value-type="float" office:value="1860498" calcext:value-type="float">
            <text:p>1860498</text:p>
          </table:table-cell>
          <table:table-cell table:formula="of:=FIXED([.B31];0)" office:value-type="string" office:string-value="1.860.498" calcext:value-type="string">
            <text:p>1.860.498</text:p>
          </table:table-cell>
          <table:table-cell table:formula="of:=IF(FIXED(SQRT([.B31]);0)*FIXED(SQRT([.B31]);0)=[.B31];1;)" office:value-type="float" office:value="0" calcext:value-type="float">
            <text:p>0</text:p>
          </table:table-cell>
          <table:table-cell table:formula="of:=RIGHT([.C31];[.$L$1])" office:value-type="string" office:string-value="8" calcext:value-type="string">
            <text:p>8</text:p>
          </table:table-cell>
          <table:table-cell table:formula="of:=VALUE([.E31])" office:value-type="float" office:value="8" calcext:value-type="float">
            <text:p>8</text:p>
          </table:table-cell>
          <table:table-cell table:formula="of:=IF([.F31]=[.$F$1];[.A31];)" office:value-type="float" office:value="0" calcext:value-type="float">
            <text:p>0</text:p>
          </table:table-cell>
          <table:table-cell table:formula="of:=ISEVEN([.F3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UNTIF([.F$1:.F$76];[.$N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B30]" office:value-type="float" office:value="3010349" calcext:value-type="float">
            <text:p>3010349</text:p>
          </table:table-cell>
          <table:table-cell table:formula="of:=FIXED([.B32];0)" office:value-type="string" office:string-value="3.010.349" calcext:value-type="string">
            <text:p>3.010.349</text:p>
          </table:table-cell>
          <table:table-cell table:formula="of:=IF(FIXED(SQRT([.B32]);0)*FIXED(SQRT([.B32]);0)=[.B32];1;)" office:value-type="float" office:value="0" calcext:value-type="float">
            <text:p>0</text:p>
          </table:table-cell>
          <table:table-cell table:formula="of:=RIGHT([.C32];[.$L$1])" office:value-type="string" office:string-value="9" calcext:value-type="string">
            <text:p>9</text:p>
          </table:table-cell>
          <table:table-cell table:formula="of:=VALUE([.E32])" office:value-type="float" office:value="9" calcext:value-type="float">
            <text:p>9</text:p>
          </table:table-cell>
          <table:table-cell table:formula="of:=IF([.F32]=[.$F$1];[.A32];)" office:value-type="float" office:value="0" calcext:value-type="float">
            <text:p>0</text:p>
          </table:table-cell>
          <table:table-cell table:formula="of:=ISEVEN([.F32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UNTIF([.F$1:.F$76];[.$N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B31]" office:value-type="float" office:value="4870847" calcext:value-type="float">
            <text:p>4870847</text:p>
          </table:table-cell>
          <table:table-cell table:formula="of:=FIXED([.B33];0)" office:value-type="string" office:string-value="4.870.847" calcext:value-type="string">
            <text:p>4.870.847</text:p>
          </table:table-cell>
          <table:table-cell table:formula="of:=IF(FIXED(SQRT([.B33]);0)*FIXED(SQRT([.B33]);0)=[.B33];1;)" office:value-type="float" office:value="0" calcext:value-type="float">
            <text:p>0</text:p>
          </table:table-cell>
          <table:table-cell table:formula="of:=RIGHT([.C33];[.$L$1])" office:value-type="string" office:string-value="7" calcext:value-type="string">
            <text:p>7</text:p>
          </table:table-cell>
          <table:table-cell table:formula="of:=VALUE([.E33])" office:value-type="float" office:value="7" calcext:value-type="float">
            <text:p>7</text:p>
          </table:table-cell>
          <table:table-cell table:formula="of:=IF([.F33]=[.$F$1];[.A33];)" office:value-type="float" office:value="0" calcext:value-type="float">
            <text:p>0</text:p>
          </table:table-cell>
          <table:table-cell table:formula="of:=ISEVEN([.F33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UNTIF([.F$1:.F$76];[.$N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B32]" office:value-type="float" office:value="7881196" calcext:value-type="float">
            <text:p>7881196</text:p>
          </table:table-cell>
          <table:table-cell table:formula="of:=FIXED([.B34];0)" office:value-type="string" office:string-value="7.881.196" calcext:value-type="string">
            <text:p>7.881.196</text:p>
          </table:table-cell>
          <table:table-cell table:formula="of:=IF(FIXED(SQRT([.B34]);0)*FIXED(SQRT([.B34]);0)=[.B34];1;)" office:value-type="float" office:value="0" calcext:value-type="float">
            <text:p>0</text:p>
          </table:table-cell>
          <table:table-cell table:formula="of:=RIGHT([.C34];[.$L$1])" office:value-type="string" office:string-value="6" calcext:value-type="string">
            <text:p>6</text:p>
          </table:table-cell>
          <table:table-cell table:formula="of:=VALUE([.E34])" office:value-type="float" office:value="6" calcext:value-type="float">
            <text:p>6</text:p>
          </table:table-cell>
          <table:table-cell table:formula="of:=IF([.F34]=[.$F$1];[.A34];)" office:value-type="float" office:value="0" calcext:value-type="float">
            <text:p>0</text:p>
          </table:table-cell>
          <table:table-cell table:formula="of:=ISEVEN([.F3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UNTIF([.F$1:.F$76];[.$N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B33]" office:value-type="float" office:value="12752043" calcext:value-type="float">
            <text:p>12752043</text:p>
          </table:table-cell>
          <table:table-cell table:formula="of:=FIXED([.B35];0)" office:value-type="string" office:string-value="12.752.043" calcext:value-type="string">
            <text:p>12.752.043</text:p>
          </table:table-cell>
          <table:table-cell table:formula="of:=IF(FIXED(SQRT([.B35]);0)*FIXED(SQRT([.B35]);0)=[.B35];1;)" office:value-type="float" office:value="0" calcext:value-type="float">
            <text:p>0</text:p>
          </table:table-cell>
          <table:table-cell table:formula="of:=RIGHT([.C35];[.$L$1])" office:value-type="string" office:string-value="3" calcext:value-type="string">
            <text:p>3</text:p>
          </table:table-cell>
          <table:table-cell table:formula="of:=VALUE([.E35])" office:value-type="float" office:value="3" calcext:value-type="float">
            <text:p>3</text:p>
          </table:table-cell>
          <table:table-cell table:formula="of:=IF([.F35]=[.$F$1];[.A35];)" office:value-type="float" office:value="0" calcext:value-type="float">
            <text:p>0</text:p>
          </table:table-cell>
          <table:table-cell table:formula="of:=ISEVEN([.F35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UNTIF([.F$1:.F$76];[.$N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B34]" office:value-type="float" office:value="20633239" calcext:value-type="float">
            <text:p>20633239</text:p>
          </table:table-cell>
          <table:table-cell table:formula="of:=FIXED([.B36];0)" office:value-type="string" office:string-value="20.633.239" calcext:value-type="string">
            <text:p>20.633.239</text:p>
          </table:table-cell>
          <table:table-cell table:formula="of:=IF(FIXED(SQRT([.B36]);0)*FIXED(SQRT([.B36]);0)=[.B36];1;)" office:value-type="float" office:value="0" calcext:value-type="float">
            <text:p>0</text:p>
          </table:table-cell>
          <table:table-cell table:formula="of:=RIGHT([.C36];[.$L$1])" office:value-type="string" office:string-value="9" calcext:value-type="string">
            <text:p>9</text:p>
          </table:table-cell>
          <table:table-cell table:formula="of:=VALUE([.E36])" office:value-type="float" office:value="9" calcext:value-type="float">
            <text:p>9</text:p>
          </table:table-cell>
          <table:table-cell table:formula="of:=IF([.F36]=[.$F$1];[.A36];)" office:value-type="float" office:value="0" calcext:value-type="float">
            <text:p>0</text:p>
          </table:table-cell>
          <table:table-cell table:formula="of:=ISEVEN([.F36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UNTIF([.F$1:.F$76];[.$N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B35]" office:value-type="float" office:value="33385282" calcext:value-type="float">
            <text:p>33385282</text:p>
          </table:table-cell>
          <table:table-cell table:formula="of:=FIXED([.B37];0)" office:value-type="string" office:string-value="33.385.282" calcext:value-type="string">
            <text:p>33.385.282</text:p>
          </table:table-cell>
          <table:table-cell table:formula="of:=IF(FIXED(SQRT([.B37]);0)*FIXED(SQRT([.B37]);0)=[.B37];1;)" office:value-type="float" office:value="0" calcext:value-type="float">
            <text:p>0</text:p>
          </table:table-cell>
          <table:table-cell table:formula="of:=RIGHT([.C37];[.$L$1])" office:value-type="string" office:string-value="2" calcext:value-type="string">
            <text:p>2</text:p>
          </table:table-cell>
          <table:table-cell table:formula="of:=VALUE([.E37])" office:value-type="float" office:value="2" calcext:value-type="float">
            <text:p>2</text:p>
          </table:table-cell>
          <table:table-cell table:formula="of:=IF([.F37]=[.$F$1];[.A37];)" office:value-type="float" office:value="37" calcext:value-type="float">
            <text:p>37</text:p>
          </table:table-cell>
          <table:table-cell table:formula="of:=ISEVEN([.F3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UNTIF([.F$1:.F$76];[.$N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B36]" office:value-type="float" office:value="54018521" calcext:value-type="float">
            <text:p>54018521</text:p>
          </table:table-cell>
          <table:table-cell table:formula="of:=FIXED([.B38];0)" office:value-type="string" office:string-value="54.018.521" calcext:value-type="string">
            <text:p>54.018.521</text:p>
          </table:table-cell>
          <table:table-cell table:formula="of:=IF(FIXED(SQRT([.B38]);0)*FIXED(SQRT([.B38]);0)=[.B38];1;)" office:value-type="float" office:value="0" calcext:value-type="float">
            <text:p>0</text:p>
          </table:table-cell>
          <table:table-cell table:formula="of:=RIGHT([.C38];[.$L$1])" office:value-type="string" office:string-value="1" calcext:value-type="string">
            <text:p>1</text:p>
          </table:table-cell>
          <table:table-cell table:formula="of:=VALUE([.E38])" office:value-type="float" office:value="1" calcext:value-type="float">
            <text:p>1</text:p>
          </table:table-cell>
          <table:table-cell table:formula="of:=IF([.F38]=[.$F$1];[.A38];)" office:value-type="float" office:value="0" calcext:value-type="float">
            <text:p>0</text:p>
          </table:table-cell>
          <table:table-cell table:formula="of:=ISEVEN([.F38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UNTIF([.F$1:.F$76];[.$N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B37]" office:value-type="float" office:value="87403803" calcext:value-type="float">
            <text:p>87403803</text:p>
          </table:table-cell>
          <table:table-cell table:formula="of:=FIXED([.B39];0)" office:value-type="string" office:string-value="87.403.803" calcext:value-type="string">
            <text:p>87.403.803</text:p>
          </table:table-cell>
          <table:table-cell table:formula="of:=IF(FIXED(SQRT([.B39]);0)*FIXED(SQRT([.B39]);0)=[.B39];1;)" office:value-type="float" office:value="0" calcext:value-type="float">
            <text:p>0</text:p>
          </table:table-cell>
          <table:table-cell table:formula="of:=RIGHT([.C39];[.$L$1])" office:value-type="string" office:string-value="3" calcext:value-type="string">
            <text:p>3</text:p>
          </table:table-cell>
          <table:table-cell table:formula="of:=VALUE([.E39])" office:value-type="float" office:value="3" calcext:value-type="float">
            <text:p>3</text:p>
          </table:table-cell>
          <table:table-cell table:formula="of:=IF([.F39]=[.$F$1];[.A39];)" office:value-type="float" office:value="0" calcext:value-type="float">
            <text:p>0</text:p>
          </table:table-cell>
          <table:table-cell table:formula="of:=ISEVEN([.F39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UNTIF([.F$1:.F$76];[.$N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B38]" office:value-type="float" office:value="141422324" calcext:value-type="float">
            <text:p>141422324</text:p>
          </table:table-cell>
          <table:table-cell table:formula="of:=FIXED([.B40];0)" office:value-type="string" office:string-value="141.422.324" calcext:value-type="string">
            <text:p>141.422.324</text:p>
          </table:table-cell>
          <table:table-cell table:formula="of:=IF(FIXED(SQRT([.B40]);0)*FIXED(SQRT([.B40]);0)=[.B40];1;)" office:value-type="float" office:value="0" calcext:value-type="float">
            <text:p>0</text:p>
          </table:table-cell>
          <table:table-cell table:formula="of:=RIGHT([.C40];[.$L$1])" office:value-type="string" office:string-value="4" calcext:value-type="string">
            <text:p>4</text:p>
          </table:table-cell>
          <table:table-cell table:formula="of:=VALUE([.E40])" office:value-type="float" office:value="4" calcext:value-type="float">
            <text:p>4</text:p>
          </table:table-cell>
          <table:table-cell table:formula="of:=IF([.F40]=[.$F$1];[.A40];)" office:value-type="float" office:value="0" calcext:value-type="float">
            <text:p>0</text:p>
          </table:table-cell>
          <table:table-cell table:formula="of:=ISEVEN([.F4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UNTIF([.F$1:.F$76];[.$N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B39]" office:value-type="float" office:value="228826127" calcext:value-type="float">
            <text:p>228826127</text:p>
          </table:table-cell>
          <table:table-cell table:formula="of:=FIXED([.B41];0)" office:value-type="string" office:string-value="228.826.127" calcext:value-type="string">
            <text:p>228.826.127</text:p>
          </table:table-cell>
          <table:table-cell table:formula="of:=IF(FIXED(SQRT([.B41]);0)*FIXED(SQRT([.B41]);0)=[.B41];1;)" office:value-type="float" office:value="0" calcext:value-type="float">
            <text:p>0</text:p>
          </table:table-cell>
          <table:table-cell table:formula="of:=RIGHT([.C41];[.$L$1])" office:value-type="string" office:string-value="7" calcext:value-type="string">
            <text:p>7</text:p>
          </table:table-cell>
          <table:table-cell table:formula="of:=VALUE([.E41])" office:value-type="float" office:value="7" calcext:value-type="float">
            <text:p>7</text:p>
          </table:table-cell>
          <table:table-cell table:formula="of:=IF([.F41]=[.$F$1];[.A41];)" office:value-type="float" office:value="0" calcext:value-type="float">
            <text:p>0</text:p>
          </table:table-cell>
          <table:table-cell table:formula="of:=ISEVEN([.F41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UNTIF([.F$1:.F$76];[.$N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B40]" office:value-type="float" office:value="370248451" calcext:value-type="float">
            <text:p>370248451</text:p>
          </table:table-cell>
          <table:table-cell table:formula="of:=FIXED([.B42];0)" office:value-type="string" office:string-value="370.248.451" calcext:value-type="string">
            <text:p>370.248.451</text:p>
          </table:table-cell>
          <table:table-cell table:formula="of:=IF(FIXED(SQRT([.B42]);0)*FIXED(SQRT([.B42]);0)=[.B42];1;)" office:value-type="float" office:value="0" calcext:value-type="float">
            <text:p>0</text:p>
          </table:table-cell>
          <table:table-cell table:formula="of:=RIGHT([.C42];[.$L$1])" office:value-type="string" office:string-value="1" calcext:value-type="string">
            <text:p>1</text:p>
          </table:table-cell>
          <table:table-cell table:formula="of:=VALUE([.E42])" office:value-type="float" office:value="1" calcext:value-type="float">
            <text:p>1</text:p>
          </table:table-cell>
          <table:table-cell table:formula="of:=IF([.F42]=[.$F$1];[.A42];)" office:value-type="float" office:value="0" calcext:value-type="float">
            <text:p>0</text:p>
          </table:table-cell>
          <table:table-cell table:formula="of:=ISEVEN([.F42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UNTIF([.F$1:.F$76];[.$N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B41]" office:value-type="float" office:value="599074578" calcext:value-type="float">
            <text:p>599074578</text:p>
          </table:table-cell>
          <table:table-cell table:formula="of:=FIXED([.B43];0)" office:value-type="string" office:string-value="599.074.578" calcext:value-type="string">
            <text:p>599.074.578</text:p>
          </table:table-cell>
          <table:table-cell table:formula="of:=IF(FIXED(SQRT([.B43]);0)*FIXED(SQRT([.B43]);0)=[.B43];1;)" office:value-type="float" office:value="0" calcext:value-type="float">
            <text:p>0</text:p>
          </table:table-cell>
          <table:table-cell table:formula="of:=RIGHT([.C43];[.$L$1])" office:value-type="string" office:string-value="8" calcext:value-type="string">
            <text:p>8</text:p>
          </table:table-cell>
          <table:table-cell table:formula="of:=VALUE([.E43])" office:value-type="float" office:value="8" calcext:value-type="float">
            <text:p>8</text:p>
          </table:table-cell>
          <table:table-cell table:formula="of:=IF([.F43]=[.$F$1];[.A43];)" office:value-type="float" office:value="0" calcext:value-type="float">
            <text:p>0</text:p>
          </table:table-cell>
          <table:table-cell table:formula="of:=ISEVEN([.F4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UNTIF([.F$1:.F$76];[.$N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B42]" office:value-type="float" office:value="969323029" calcext:value-type="float">
            <text:p>969323029</text:p>
          </table:table-cell>
          <table:table-cell table:formula="of:=FIXED([.B44];0)" office:value-type="string" office:string-value="969.323.029" calcext:value-type="string">
            <text:p>969.323.029</text:p>
          </table:table-cell>
          <table:table-cell table:formula="of:=IF(FIXED(SQRT([.B44]);0)*FIXED(SQRT([.B44]);0)=[.B44];1;)" office:value-type="float" office:value="0" calcext:value-type="float">
            <text:p>0</text:p>
          </table:table-cell>
          <table:table-cell table:formula="of:=RIGHT([.C44];[.$L$1])" office:value-type="string" office:string-value="9" calcext:value-type="string">
            <text:p>9</text:p>
          </table:table-cell>
          <table:table-cell table:formula="of:=VALUE([.E44])" office:value-type="float" office:value="9" calcext:value-type="float">
            <text:p>9</text:p>
          </table:table-cell>
          <table:table-cell table:formula="of:=IF([.F44]=[.$F$1];[.A44];)" office:value-type="float" office:value="0" calcext:value-type="float">
            <text:p>0</text:p>
          </table:table-cell>
          <table:table-cell table:formula="of:=ISEVEN([.F44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UNTIF([.F$1:.F$76];[.$N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B43]" office:value-type="float" office:value="1568397607" calcext:value-type="float">
            <text:p>1568397607</text:p>
          </table:table-cell>
          <table:table-cell table:formula="of:=FIXED([.B45];0)" office:value-type="string" office:string-value="1.568.397.607" calcext:value-type="string">
            <text:p>1.568.397.607</text:p>
          </table:table-cell>
          <table:table-cell table:formula="of:=IF(FIXED(SQRT([.B45]);0)*FIXED(SQRT([.B45]);0)=[.B45];1;)" office:value-type="float" office:value="0" calcext:value-type="float">
            <text:p>0</text:p>
          </table:table-cell>
          <table:table-cell table:formula="of:=RIGHT([.C45];[.$L$1])" office:value-type="string" office:string-value="7" calcext:value-type="string">
            <text:p>7</text:p>
          </table:table-cell>
          <table:table-cell table:formula="of:=VALUE([.E45])" office:value-type="float" office:value="7" calcext:value-type="float">
            <text:p>7</text:p>
          </table:table-cell>
          <table:table-cell table:formula="of:=IF([.F45]=[.$F$1];[.A45];)" office:value-type="float" office:value="0" calcext:value-type="float">
            <text:p>0</text:p>
          </table:table-cell>
          <table:table-cell table:formula="of:=ISEVEN([.F45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UNTIF([.F$1:.F$76];[.$N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B44]" office:value-type="float" office:value="2537720636" calcext:value-type="float">
            <text:p>2537720636</text:p>
          </table:table-cell>
          <table:table-cell table:formula="of:=FIXED([.B46];0)" office:value-type="string" office:string-value="2.537.720.636" calcext:value-type="string">
            <text:p>2.537.720.636</text:p>
          </table:table-cell>
          <table:table-cell table:formula="of:=IF(FIXED(SQRT([.B46]);0)*FIXED(SQRT([.B46]);0)=[.B46];1;)" office:value-type="float" office:value="0" calcext:value-type="float">
            <text:p>0</text:p>
          </table:table-cell>
          <table:table-cell table:formula="of:=RIGHT([.C46];[.$L$1])" office:value-type="string" office:string-value="6" calcext:value-type="string">
            <text:p>6</text:p>
          </table:table-cell>
          <table:table-cell table:formula="of:=VALUE([.E46])" office:value-type="float" office:value="6" calcext:value-type="float">
            <text:p>6</text:p>
          </table:table-cell>
          <table:table-cell table:formula="of:=IF([.F46]=[.$F$1];[.A46];)" office:value-type="float" office:value="0" calcext:value-type="float">
            <text:p>0</text:p>
          </table:table-cell>
          <table:table-cell table:formula="of:=ISEVEN([.F4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UNTIF([.F$1:.F$76];[.$N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B45]" office:value-type="float" office:value="4106118243" calcext:value-type="float">
            <text:p>4106118243</text:p>
          </table:table-cell>
          <table:table-cell table:formula="of:=FIXED([.B47];0)" office:value-type="string" office:string-value="4.106.118.243" calcext:value-type="string">
            <text:p>4.106.118.243</text:p>
          </table:table-cell>
          <table:table-cell table:formula="of:=IF(FIXED(SQRT([.B47]);0)*FIXED(SQRT([.B47]);0)=[.B47];1;)" office:value-type="float" office:value="0" calcext:value-type="float">
            <text:p>0</text:p>
          </table:table-cell>
          <table:table-cell table:formula="of:=RIGHT([.C47];[.$L$1])" office:value-type="string" office:string-value="3" calcext:value-type="string">
            <text:p>3</text:p>
          </table:table-cell>
          <table:table-cell table:formula="of:=VALUE([.E47])" office:value-type="float" office:value="3" calcext:value-type="float">
            <text:p>3</text:p>
          </table:table-cell>
          <table:table-cell table:formula="of:=IF([.F47]=[.$F$1];[.A47];)" office:value-type="float" office:value="0" calcext:value-type="float">
            <text:p>0</text:p>
          </table:table-cell>
          <table:table-cell table:formula="of:=ISEVEN([.F47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UNTIF([.F$1:.F$76];[.$N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B46]" office:value-type="float" office:value="6643838879" calcext:value-type="float">
            <text:p>6643838879</text:p>
          </table:table-cell>
          <table:table-cell table:formula="of:=FIXED([.B48];0)" office:value-type="string" office:string-value="6.643.838.879" calcext:value-type="string">
            <text:p>6.643.838.879</text:p>
          </table:table-cell>
          <table:table-cell table:formula="of:=IF(FIXED(SQRT([.B48]);0)*FIXED(SQRT([.B48]);0)=[.B48];1;)" office:value-type="float" office:value="0" calcext:value-type="float">
            <text:p>0</text:p>
          </table:table-cell>
          <table:table-cell table:formula="of:=RIGHT([.C48];[.$L$1])" office:value-type="string" office:string-value="9" calcext:value-type="string">
            <text:p>9</text:p>
          </table:table-cell>
          <table:table-cell table:formula="of:=VALUE([.E48])" office:value-type="float" office:value="9" calcext:value-type="float">
            <text:p>9</text:p>
          </table:table-cell>
          <table:table-cell table:formula="of:=IF([.F48]=[.$F$1];[.A48];)" office:value-type="float" office:value="0" calcext:value-type="float">
            <text:p>0</text:p>
          </table:table-cell>
          <table:table-cell table:formula="of:=ISEVEN([.F48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UNTIF([.F$1:.F$76];[.$N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B47]" office:value-type="float" office:value="10749957122" calcext:value-type="float">
            <text:p>10749957122</text:p>
          </table:table-cell>
          <table:table-cell table:formula="of:=FIXED([.B49];0)" office:value-type="string" office:string-value="10.749.957.122" calcext:value-type="string">
            <text:p>10.749.957.122</text:p>
          </table:table-cell>
          <table:table-cell table:formula="of:=IF(FIXED(SQRT([.B49]);0)*FIXED(SQRT([.B49]);0)=[.B49];1;)" office:value-type="float" office:value="0" calcext:value-type="float">
            <text:p>0</text:p>
          </table:table-cell>
          <table:table-cell table:formula="of:=RIGHT([.C49];[.$L$1])" office:value-type="string" office:string-value="2" calcext:value-type="string">
            <text:p>2</text:p>
          </table:table-cell>
          <table:table-cell table:formula="of:=VALUE([.E49])" office:value-type="float" office:value="2" calcext:value-type="float">
            <text:p>2</text:p>
          </table:table-cell>
          <table:table-cell table:formula="of:=IF([.F49]=[.$F$1];[.A49];)" office:value-type="float" office:value="49" calcext:value-type="float">
            <text:p>49</text:p>
          </table:table-cell>
          <table:table-cell table:formula="of:=ISEVEN([.F4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UNTIF([.F$1:.F$76];[.$N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B48]" office:value-type="float" office:value="17393796001" calcext:value-type="float">
            <text:p>17393796001</text:p>
          </table:table-cell>
          <table:table-cell table:formula="of:=FIXED([.B50];0)" office:value-type="string" office:string-value="17.393.796.001" calcext:value-type="string">
            <text:p>17.393.796.001</text:p>
          </table:table-cell>
          <table:table-cell table:formula="of:=IF(FIXED(SQRT([.B50]);0)*FIXED(SQRT([.B50]);0)=[.B50];1;)" office:value-type="float" office:value="0" calcext:value-type="float">
            <text:p>0</text:p>
          </table:table-cell>
          <table:table-cell table:formula="of:=RIGHT([.C50];[.$L$1])" office:value-type="string" office:string-value="1" calcext:value-type="string">
            <text:p>1</text:p>
          </table:table-cell>
          <table:table-cell table:formula="of:=VALUE([.E50])" office:value-type="float" office:value="1" calcext:value-type="float">
            <text:p>1</text:p>
          </table:table-cell>
          <table:table-cell table:formula="of:=IF([.F50]=[.$F$1];[.A50];)" office:value-type="float" office:value="0" calcext:value-type="float">
            <text:p>0</text:p>
          </table:table-cell>
          <table:table-cell table:formula="of:=ISEVEN([.F50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UNTIF([.F$1:.F$76];[.$N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B49]" office:value-type="float" office:value="28143753123" calcext:value-type="float">
            <text:p>28143753123</text:p>
          </table:table-cell>
          <table:table-cell table:formula="of:=FIXED([.B51];0)" office:value-type="string" office:string-value="28.143.753.123" calcext:value-type="string">
            <text:p>28.143.753.123</text:p>
          </table:table-cell>
          <table:table-cell table:formula="of:=IF(FIXED(SQRT([.B51]);0)*FIXED(SQRT([.B51]);0)=[.B51];1;)" office:value-type="float" office:value="0" calcext:value-type="float">
            <text:p>0</text:p>
          </table:table-cell>
          <table:table-cell table:formula="of:=RIGHT([.C51];[.$L$1])" office:value-type="string" office:string-value="3" calcext:value-type="string">
            <text:p>3</text:p>
          </table:table-cell>
          <table:table-cell table:formula="of:=VALUE([.E51])" office:value-type="float" office:value="3" calcext:value-type="float">
            <text:p>3</text:p>
          </table:table-cell>
          <table:table-cell table:formula="of:=IF([.F51]=[.$F$1];[.A51];)" office:value-type="float" office:value="0" calcext:value-type="float">
            <text:p>0</text:p>
          </table:table-cell>
          <table:table-cell table:formula="of:=ISEVEN([.F51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UNTIF([.F$1:.F$76];[.$N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B50]" office:value-type="float" office:value="45537549124" calcext:value-type="float">
            <text:p>45537549124</text:p>
          </table:table-cell>
          <table:table-cell table:formula="of:=FIXED([.B52];0)" office:value-type="string" office:string-value="45.537.549.124" calcext:value-type="string">
            <text:p>45.537.549.124</text:p>
          </table:table-cell>
          <table:table-cell table:formula="of:=IF(FIXED(SQRT([.B52]);0)*FIXED(SQRT([.B52]);0)=[.B52];1;)" office:value-type="float" office:value="0" calcext:value-type="float">
            <text:p>0</text:p>
          </table:table-cell>
          <table:table-cell table:formula="of:=RIGHT([.C52];[.$L$1])" office:value-type="string" office:string-value="4" calcext:value-type="string">
            <text:p>4</text:p>
          </table:table-cell>
          <table:table-cell table:formula="of:=VALUE([.E52])" office:value-type="float" office:value="4" calcext:value-type="float">
            <text:p>4</text:p>
          </table:table-cell>
          <table:table-cell table:formula="of:=IF([.F52]=[.$F$1];[.A52];)" office:value-type="float" office:value="0" calcext:value-type="float">
            <text:p>0</text:p>
          </table:table-cell>
          <table:table-cell table:formula="of:=ISEVEN([.F5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UNTIF([.F$1:.F$76];[.$N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B51]" office:value-type="float" office:value="73681302247" calcext:value-type="float">
            <text:p>73681302247</text:p>
          </table:table-cell>
          <table:table-cell table:formula="of:=FIXED([.B53];0)" office:value-type="string" office:string-value="73.681.302.247" calcext:value-type="string">
            <text:p>73.681.302.247</text:p>
          </table:table-cell>
          <table:table-cell table:formula="of:=IF(FIXED(SQRT([.B53]);0)*FIXED(SQRT([.B53]);0)=[.B53];1;)" office:value-type="float" office:value="0" calcext:value-type="float">
            <text:p>0</text:p>
          </table:table-cell>
          <table:table-cell table:formula="of:=RIGHT([.C53];[.$L$1])" office:value-type="string" office:string-value="7" calcext:value-type="string">
            <text:p>7</text:p>
          </table:table-cell>
          <table:table-cell table:formula="of:=VALUE([.E53])" office:value-type="float" office:value="7" calcext:value-type="float">
            <text:p>7</text:p>
          </table:table-cell>
          <table:table-cell table:formula="of:=IF([.F53]=[.$F$1];[.A53];)" office:value-type="float" office:value="0" calcext:value-type="float">
            <text:p>0</text:p>
          </table:table-cell>
          <table:table-cell table:formula="of:=ISEVEN([.F53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UNTIF([.F$1:.F$76];[.$N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B52]" office:value-type="float" office:value="119218851371" calcext:value-type="float">
            <text:p>119218851371</text:p>
          </table:table-cell>
          <table:table-cell table:formula="of:=FIXED([.B54];0)" office:value-type="string" office:string-value="119.218.851.371" calcext:value-type="string">
            <text:p>119.218.851.371</text:p>
          </table:table-cell>
          <table:table-cell table:formula="of:=IF(FIXED(SQRT([.B54]);0)*FIXED(SQRT([.B54]);0)=[.B54];1;)" office:value-type="float" office:value="0" calcext:value-type="float">
            <text:p>0</text:p>
          </table:table-cell>
          <table:table-cell table:formula="of:=RIGHT([.C54];[.$L$1])" office:value-type="string" office:string-value="1" calcext:value-type="string">
            <text:p>1</text:p>
          </table:table-cell>
          <table:table-cell table:formula="of:=VALUE([.E54])" office:value-type="float" office:value="1" calcext:value-type="float">
            <text:p>1</text:p>
          </table:table-cell>
          <table:table-cell table:formula="of:=IF([.F54]=[.$F$1];[.A54];)" office:value-type="float" office:value="0" calcext:value-type="float">
            <text:p>0</text:p>
          </table:table-cell>
          <table:table-cell table:formula="of:=ISEVEN([.F54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UNTIF([.F$1:.F$76];[.$N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B53]" office:value-type="float" office:value="192900153618" calcext:value-type="float">
            <text:p>192900153618</text:p>
          </table:table-cell>
          <table:table-cell table:formula="of:=FIXED([.B55];0)" office:value-type="string" office:string-value="192.900.153.618" calcext:value-type="string">
            <text:p>192.900.153.618</text:p>
          </table:table-cell>
          <table:table-cell table:formula="of:=IF(FIXED(SQRT([.B55]);0)*FIXED(SQRT([.B55]);0)=[.B55];1;)" office:value-type="float" office:value="0" calcext:value-type="float">
            <text:p>0</text:p>
          </table:table-cell>
          <table:table-cell table:formula="of:=RIGHT([.C55];[.$L$1])" office:value-type="string" office:string-value="8" calcext:value-type="string">
            <text:p>8</text:p>
          </table:table-cell>
          <table:table-cell table:formula="of:=VALUE([.E55])" office:value-type="float" office:value="8" calcext:value-type="float">
            <text:p>8</text:p>
          </table:table-cell>
          <table:table-cell table:formula="of:=IF([.F55]=[.$F$1];[.A55];)" office:value-type="float" office:value="0" calcext:value-type="float">
            <text:p>0</text:p>
          </table:table-cell>
          <table:table-cell table:formula="of:=ISEVEN([.F5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UNTIF([.F$1:.F$76];[.$N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B54]" office:value-type="float" office:value="312119004989" calcext:value-type="float">
            <text:p>312119004989</text:p>
          </table:table-cell>
          <table:table-cell table:formula="of:=FIXED([.B56];0)" office:value-type="string" office:string-value="312.119.004.989" calcext:value-type="string">
            <text:p>312.119.004.989</text:p>
          </table:table-cell>
          <table:table-cell table:formula="of:=IF(FIXED(SQRT([.B56]);0)*FIXED(SQRT([.B56]);0)=[.B56];1;)" office:value-type="float" office:value="0" calcext:value-type="float">
            <text:p>0</text:p>
          </table:table-cell>
          <table:table-cell table:formula="of:=RIGHT([.C56];[.$L$1])" office:value-type="string" office:string-value="9" calcext:value-type="string">
            <text:p>9</text:p>
          </table:table-cell>
          <table:table-cell table:formula="of:=VALUE([.E56])" office:value-type="float" office:value="9" calcext:value-type="float">
            <text:p>9</text:p>
          </table:table-cell>
          <table:table-cell table:formula="of:=IF([.F56]=[.$F$1];[.A56];)" office:value-type="float" office:value="0" calcext:value-type="float">
            <text:p>0</text:p>
          </table:table-cell>
          <table:table-cell table:formula="of:=ISEVEN([.F56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UNTIF([.F$1:.F$76];[.$N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B55]" office:value-type="float" office:value="505019158607" calcext:value-type="float">
            <text:p>505019158607</text:p>
          </table:table-cell>
          <table:table-cell table:formula="of:=FIXED([.B57];0)" office:value-type="string" office:string-value="505.019.158.607" calcext:value-type="string">
            <text:p>505.019.158.607</text:p>
          </table:table-cell>
          <table:table-cell table:formula="of:=IF(FIXED(SQRT([.B57]);0)*FIXED(SQRT([.B57]);0)=[.B57];1;)" office:value-type="float" office:value="0" calcext:value-type="float">
            <text:p>0</text:p>
          </table:table-cell>
          <table:table-cell table:formula="of:=RIGHT([.C57];[.$L$1])" office:value-type="string" office:string-value="7" calcext:value-type="string">
            <text:p>7</text:p>
          </table:table-cell>
          <table:table-cell table:formula="of:=VALUE([.E57])" office:value-type="float" office:value="7" calcext:value-type="float">
            <text:p>7</text:p>
          </table:table-cell>
          <table:table-cell table:formula="of:=IF([.F57]=[.$F$1];[.A57];)" office:value-type="float" office:value="0" calcext:value-type="float">
            <text:p>0</text:p>
          </table:table-cell>
          <table:table-cell table:formula="of:=ISEVEN([.F57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UNTIF([.F$1:.F$76];[.$N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B56]" office:value-type="float" office:value="817138163596" calcext:value-type="float">
            <text:p>817138163596</text:p>
          </table:table-cell>
          <table:table-cell table:formula="of:=FIXED([.B58];0)" office:value-type="string" office:string-value="817.138.163.596" calcext:value-type="string">
            <text:p>817.138.163.596</text:p>
          </table:table-cell>
          <table:table-cell table:formula="of:=IF(FIXED(SQRT([.B58]);0)*FIXED(SQRT([.B58]);0)=[.B58];1;)" office:value-type="float" office:value="0" calcext:value-type="float">
            <text:p>0</text:p>
          </table:table-cell>
          <table:table-cell table:formula="of:=RIGHT([.C58];[.$L$1])" office:value-type="string" office:string-value="6" calcext:value-type="string">
            <text:p>6</text:p>
          </table:table-cell>
          <table:table-cell table:formula="of:=VALUE([.E58])" office:value-type="float" office:value="6" calcext:value-type="float">
            <text:p>6</text:p>
          </table:table-cell>
          <table:table-cell table:formula="of:=IF([.F58]=[.$F$1];[.A58];)" office:value-type="float" office:value="0" calcext:value-type="float">
            <text:p>0</text:p>
          </table:table-cell>
          <table:table-cell table:formula="of:=ISEVEN([.F5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UNTIF([.F$1:.F$76];[.$N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B57]" office:value-type="float" office:value="1322157322203" calcext:value-type="float">
            <text:p>1322157322203</text:p>
          </table:table-cell>
          <table:table-cell table:formula="of:=FIXED([.B59];0)" office:value-type="string" office:string-value="1.322.157.322.203" calcext:value-type="string">
            <text:p>1.322.157.322.203</text:p>
          </table:table-cell>
          <table:table-cell table:formula="of:=IF(FIXED(SQRT([.B59]);0)*FIXED(SQRT([.B59]);0)=[.B59];1;)" office:value-type="float" office:value="0" calcext:value-type="float">
            <text:p>0</text:p>
          </table:table-cell>
          <table:table-cell table:formula="of:=RIGHT([.C59];[.$L$1])" office:value-type="string" office:string-value="3" calcext:value-type="string">
            <text:p>3</text:p>
          </table:table-cell>
          <table:table-cell table:formula="of:=VALUE([.E59])" office:value-type="float" office:value="3" calcext:value-type="float">
            <text:p>3</text:p>
          </table:table-cell>
          <table:table-cell table:formula="of:=IF([.F59]=[.$F$1];[.A59];)" office:value-type="float" office:value="0" calcext:value-type="float">
            <text:p>0</text:p>
          </table:table-cell>
          <table:table-cell table:formula="of:=ISEVEN([.F59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UNTIF([.F$1:.F$76];[.$N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B58]" office:value-type="float" office:value="2139295485799" calcext:value-type="float">
            <text:p>2139295485799</text:p>
          </table:table-cell>
          <table:table-cell table:formula="of:=FIXED([.B60];0)" office:value-type="string" office:string-value="2.139.295.485.799" calcext:value-type="string">
            <text:p>2.139.295.485.799</text:p>
          </table:table-cell>
          <table:table-cell table:formula="of:=IF(FIXED(SQRT([.B60]);0)*FIXED(SQRT([.B60]);0)=[.B60];1;)" office:value-type="float" office:value="0" calcext:value-type="float">
            <text:p>0</text:p>
          </table:table-cell>
          <table:table-cell table:formula="of:=RIGHT([.C60];[.$L$1])" office:value-type="string" office:string-value="9" calcext:value-type="string">
            <text:p>9</text:p>
          </table:table-cell>
          <table:table-cell table:formula="of:=VALUE([.E60])" office:value-type="float" office:value="9" calcext:value-type="float">
            <text:p>9</text:p>
          </table:table-cell>
          <table:table-cell table:formula="of:=IF([.F60]=[.$F$1];[.A60];)" office:value-type="float" office:value="0" calcext:value-type="float">
            <text:p>0</text:p>
          </table:table-cell>
          <table:table-cell table:formula="of:=ISEVEN([.F60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UNTIF([.F$1:.F$76];[.$N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B59]" office:value-type="float" office:value="3461452808002" calcext:value-type="float">
            <text:p>3461452808002</text:p>
          </table:table-cell>
          <table:table-cell table:formula="of:=FIXED([.B61];0)" office:value-type="string" office:string-value="3.461.452.808.002" calcext:value-type="string">
            <text:p>3.461.452.808.002</text:p>
          </table:table-cell>
          <table:table-cell table:formula="of:=IF(FIXED(SQRT([.B61]);0)*FIXED(SQRT([.B61]);0)=[.B61];1;)" office:value-type="float" office:value="0" calcext:value-type="float">
            <text:p>0</text:p>
          </table:table-cell>
          <table:table-cell table:formula="of:=RIGHT([.C61];[.$L$1])" office:value-type="string" office:string-value="2" calcext:value-type="string">
            <text:p>2</text:p>
          </table:table-cell>
          <table:table-cell table:formula="of:=VALUE([.E61])" office:value-type="float" office:value="2" calcext:value-type="float">
            <text:p>2</text:p>
          </table:table-cell>
          <table:table-cell table:formula="of:=IF([.F61]=[.$F$1];[.A61];)" office:value-type="float" office:value="61" calcext:value-type="float">
            <text:p>61</text:p>
          </table:table-cell>
          <table:table-cell table:formula="of:=ISEVEN([.F6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UNTIF([.F$1:.F$76];[.$N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B60]" office:value-type="float" office:value="5600748293801" calcext:value-type="float">
            <text:p>5600748293801</text:p>
          </table:table-cell>
          <table:table-cell table:formula="of:=FIXED([.B62];0)" office:value-type="string" office:string-value="5.600.748.293.801" calcext:value-type="string">
            <text:p>5.600.748.293.801</text:p>
          </table:table-cell>
          <table:table-cell table:formula="of:=IF(FIXED(SQRT([.B62]);0)*FIXED(SQRT([.B62]);0)=[.B62];1;)" office:value-type="float" office:value="0" calcext:value-type="float">
            <text:p>0</text:p>
          </table:table-cell>
          <table:table-cell table:formula="of:=RIGHT([.C62];[.$L$1])" office:value-type="string" office:string-value="1" calcext:value-type="string">
            <text:p>1</text:p>
          </table:table-cell>
          <table:table-cell table:formula="of:=VALUE([.E62])" office:value-type="float" office:value="1" calcext:value-type="float">
            <text:p>1</text:p>
          </table:table-cell>
          <table:table-cell table:formula="of:=IF([.F62]=[.$F$1];[.A62];)" office:value-type="float" office:value="0" calcext:value-type="float">
            <text:p>0</text:p>
          </table:table-cell>
          <table:table-cell table:formula="of:=ISEVEN([.F62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UNTIF([.F$1:.F$76];[.$N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B61]" office:value-type="float" office:value="9062201101803" calcext:value-type="float">
            <text:p>9062201101803</text:p>
          </table:table-cell>
          <table:table-cell table:formula="of:=FIXED([.B63];0)" office:value-type="string" office:string-value="9.062.201.101.803" calcext:value-type="string">
            <text:p>9.062.201.101.803</text:p>
          </table:table-cell>
          <table:table-cell table:formula="of:=IF(FIXED(SQRT([.B63]);0)*FIXED(SQRT([.B63]);0)=[.B63];1;)" office:value-type="float" office:value="0" calcext:value-type="float">
            <text:p>0</text:p>
          </table:table-cell>
          <table:table-cell table:formula="of:=RIGHT([.C63];[.$L$1])" office:value-type="string" office:string-value="3" calcext:value-type="string">
            <text:p>3</text:p>
          </table:table-cell>
          <table:table-cell table:formula="of:=VALUE([.E63])" office:value-type="float" office:value="3" calcext:value-type="float">
            <text:p>3</text:p>
          </table:table-cell>
          <table:table-cell table:formula="of:=IF([.F63]=[.$F$1];[.A63];)" office:value-type="float" office:value="0" calcext:value-type="float">
            <text:p>0</text:p>
          </table:table-cell>
          <table:table-cell table:formula="of:=ISEVEN([.F63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UNTIF([.F$1:.F$76];[.$N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B62]" office:value-type="float" office:value="14662949395604" calcext:value-type="float">
            <text:p>14662949395604</text:p>
          </table:table-cell>
          <table:table-cell table:formula="of:=FIXED([.B64];0)" office:value-type="string" office:string-value="14.662.949.395.604" calcext:value-type="string">
            <text:p>14.662.949.395.604</text:p>
          </table:table-cell>
          <table:table-cell table:formula="of:=IF(FIXED(SQRT([.B64]);0)*FIXED(SQRT([.B64]);0)=[.B64];1;)" office:value-type="float" office:value="0" calcext:value-type="float">
            <text:p>0</text:p>
          </table:table-cell>
          <table:table-cell table:formula="of:=RIGHT([.C64];[.$L$1])" office:value-type="string" office:string-value="4" calcext:value-type="string">
            <text:p>4</text:p>
          </table:table-cell>
          <table:table-cell table:formula="of:=VALUE([.E64])" office:value-type="float" office:value="4" calcext:value-type="float">
            <text:p>4</text:p>
          </table:table-cell>
          <table:table-cell table:formula="of:=IF([.F64]=[.$F$1];[.A64];)" office:value-type="float" office:value="0" calcext:value-type="float">
            <text:p>0</text:p>
          </table:table-cell>
          <table:table-cell table:formula="of:=ISEVEN([.F6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UNTIF([.F$1:.F$76];[.$N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B63]" office:value-type="float" office:value="23725150497407" calcext:value-type="float">
            <text:p>23725150497407</text:p>
          </table:table-cell>
          <table:table-cell table:formula="of:=FIXED([.B65];0)" office:value-type="string" office:string-value="23.725.150.497.407" calcext:value-type="string">
            <text:p>23.725.150.497.407</text:p>
          </table:table-cell>
          <table:table-cell table:formula="of:=IF(FIXED(SQRT([.B65]);0)*FIXED(SQRT([.B65]);0)=[.B65];1;)" office:value-type="float" office:value="0" calcext:value-type="float">
            <text:p>0</text:p>
          </table:table-cell>
          <table:table-cell table:formula="of:=RIGHT([.C65];[.$L$1])" office:value-type="string" office:string-value="7" calcext:value-type="string">
            <text:p>7</text:p>
          </table:table-cell>
          <table:table-cell table:formula="of:=VALUE([.E65])" office:value-type="float" office:value="7" calcext:value-type="float">
            <text:p>7</text:p>
          </table:table-cell>
          <table:table-cell table:formula="of:=IF([.F65]=[.$F$1];[.A65];)" office:value-type="float" office:value="0" calcext:value-type="float">
            <text:p>0</text:p>
          </table:table-cell>
          <table:table-cell table:formula="of:=ISEVEN([.F65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UNTIF([.F$1:.F$76];[.$N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B64]" office:value-type="float" office:value="38388099893011" calcext:value-type="float">
            <text:p>38388099893011</text:p>
          </table:table-cell>
          <table:table-cell table:formula="of:=FIXED([.B66];0)" office:value-type="string" office:string-value="38.388.099.893.011" calcext:value-type="string">
            <text:p>38.388.099.893.011</text:p>
          </table:table-cell>
          <table:table-cell table:formula="of:=IF(FIXED(SQRT([.B66]);0)*FIXED(SQRT([.B66]);0)=[.B66];1;)" office:value-type="float" office:value="0" calcext:value-type="float">
            <text:p>0</text:p>
          </table:table-cell>
          <table:table-cell table:formula="of:=RIGHT([.C66];[.$L$1])" office:value-type="string" office:string-value="1" calcext:value-type="string">
            <text:p>1</text:p>
          </table:table-cell>
          <table:table-cell table:formula="of:=VALUE([.E66])" office:value-type="float" office:value="1" calcext:value-type="float">
            <text:p>1</text:p>
          </table:table-cell>
          <table:table-cell table:formula="of:=IF([.F66]=[.$F$1];[.A66];)" office:value-type="float" office:value="0" calcext:value-type="float">
            <text:p>0</text:p>
          </table:table-cell>
          <table:table-cell table:formula="of:=ISEVEN([.F66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UNTIF([.F$1:.F$76];[.$N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B65]" office:value-type="float" office:value="62113250390418" calcext:value-type="float">
            <text:p>62113250390418</text:p>
          </table:table-cell>
          <table:table-cell table:formula="of:=FIXED([.B67];0)" office:value-type="string" office:string-value="62.113.250.390.418" calcext:value-type="string">
            <text:p>62.113.250.390.418</text:p>
          </table:table-cell>
          <table:table-cell table:formula="of:=IF(FIXED(SQRT([.B67]);0)*FIXED(SQRT([.B67]);0)=[.B67];1;)" office:value-type="float" office:value="0" calcext:value-type="float">
            <text:p>0</text:p>
          </table:table-cell>
          <table:table-cell table:formula="of:=RIGHT([.C67];[.$L$1])" office:value-type="string" office:string-value="8" calcext:value-type="string">
            <text:p>8</text:p>
          </table:table-cell>
          <table:table-cell table:formula="of:=VALUE([.E67])" office:value-type="float" office:value="8" calcext:value-type="float">
            <text:p>8</text:p>
          </table:table-cell>
          <table:table-cell table:formula="of:=IF([.F67]=[.$F$1];[.A67];)" office:value-type="float" office:value="0" calcext:value-type="float">
            <text:p>0</text:p>
          </table:table-cell>
          <table:table-cell table:formula="of:=ISEVEN([.F6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UNTIF([.F$1:.F$76];[.$N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B66]" office:value-type="float" office:value="100501350283429" calcext:value-type="float">
            <text:p>100501350283429</text:p>
          </table:table-cell>
          <table:table-cell table:formula="of:=FIXED([.B68];0)" office:value-type="string" office:string-value="100.501.350.283.429" calcext:value-type="string">
            <text:p>100.501.350.283.429</text:p>
          </table:table-cell>
          <table:table-cell table:formula="of:=IF(FIXED(SQRT([.B68]);0)*FIXED(SQRT([.B68]);0)=[.B68];1;)" office:value-type="float" office:value="0" calcext:value-type="float">
            <text:p>0</text:p>
          </table:table-cell>
          <table:table-cell table:formula="of:=RIGHT([.C68];[.$L$1])" office:value-type="string" office:string-value="9" calcext:value-type="string">
            <text:p>9</text:p>
          </table:table-cell>
          <table:table-cell table:formula="of:=VALUE([.E68])" office:value-type="float" office:value="9" calcext:value-type="float">
            <text:p>9</text:p>
          </table:table-cell>
          <table:table-cell table:formula="of:=IF([.F68]=[.$F$1];[.A68];)" office:value-type="float" office:value="0" calcext:value-type="float">
            <text:p>0</text:p>
          </table:table-cell>
          <table:table-cell table:formula="of:=ISEVEN([.F68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UNTIF([.F$1:.F$76];[.$N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B67]" office:value-type="float" office:value="162614600673847" calcext:value-type="float">
            <text:p>162614600673847</text:p>
          </table:table-cell>
          <table:table-cell table:formula="of:=FIXED([.B69];0)" office:value-type="string" office:string-value="162.614.600.673.847" calcext:value-type="string">
            <text:p>162.614.600.673.847</text:p>
          </table:table-cell>
          <table:table-cell table:formula="of:=IF(FIXED(SQRT([.B69]);0)*FIXED(SQRT([.B69]);0)=[.B69];1;)" office:value-type="float" office:value="0" calcext:value-type="float">
            <text:p>0</text:p>
          </table:table-cell>
          <table:table-cell table:formula="of:=RIGHT([.C69];[.$L$1])" office:value-type="string" office:string-value="7" calcext:value-type="string">
            <text:p>7</text:p>
          </table:table-cell>
          <table:table-cell table:formula="of:=VALUE([.E69])" office:value-type="float" office:value="7" calcext:value-type="float">
            <text:p>7</text:p>
          </table:table-cell>
          <table:table-cell table:formula="of:=IF([.F69]=[.$F$1];[.A69];)" office:value-type="float" office:value="0" calcext:value-type="float">
            <text:p>0</text:p>
          </table:table-cell>
          <table:table-cell table:formula="of:=ISEVEN([.F69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UNTIF([.F$1:.F$76];[.$N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B68]" office:value-type="float" office:value="263115950957276" calcext:value-type="float">
            <text:p>263115950957276</text:p>
          </table:table-cell>
          <table:table-cell table:formula="of:=FIXED([.B70];0)" office:value-type="string" office:string-value="263.115.950.957.276" calcext:value-type="string">
            <text:p>263.115.950.957.276</text:p>
          </table:table-cell>
          <table:table-cell table:formula="of:=IF(FIXED(SQRT([.B70]);0)*FIXED(SQRT([.B70]);0)=[.B70];1;)" office:value-type="float" office:value="0" calcext:value-type="float">
            <text:p>0</text:p>
          </table:table-cell>
          <table:table-cell table:formula="of:=RIGHT([.C70];[.$L$1])" office:value-type="string" office:string-value="6" calcext:value-type="string">
            <text:p>6</text:p>
          </table:table-cell>
          <table:table-cell table:formula="of:=VALUE([.E70])" office:value-type="float" office:value="6" calcext:value-type="float">
            <text:p>6</text:p>
          </table:table-cell>
          <table:table-cell table:formula="of:=IF([.F70]=[.$F$1];[.A70];)" office:value-type="float" office:value="0" calcext:value-type="float">
            <text:p>0</text:p>
          </table:table-cell>
          <table:table-cell table:formula="of:=ISEVEN([.F7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UNTIF([.F$1:.F$76];[.$N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B69]" office:value-type="float" office:value="425730551631123" calcext:value-type="float">
            <text:p>425730551631123</text:p>
          </table:table-cell>
          <table:table-cell table:formula="of:=FIXED([.B71];0)" office:value-type="string" office:string-value="425.730.551.631.123" calcext:value-type="string">
            <text:p>425.730.551.631.123</text:p>
          </table:table-cell>
          <table:table-cell table:formula="of:=IF(FIXED(SQRT([.B71]);0)*FIXED(SQRT([.B71]);0)=[.B71];1;)" office:value-type="float" office:value="0" calcext:value-type="float">
            <text:p>0</text:p>
          </table:table-cell>
          <table:table-cell table:formula="of:=RIGHT([.C71];[.$L$1])" office:value-type="string" office:string-value="3" calcext:value-type="string">
            <text:p>3</text:p>
          </table:table-cell>
          <table:table-cell table:formula="of:=VALUE([.E71])" office:value-type="float" office:value="3" calcext:value-type="float">
            <text:p>3</text:p>
          </table:table-cell>
          <table:table-cell table:formula="of:=IF([.F71]=[.$F$1];[.A71];)" office:value-type="float" office:value="0" calcext:value-type="float">
            <text:p>0</text:p>
          </table:table-cell>
          <table:table-cell table:formula="of:=ISEVEN([.F71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UNTIF([.F$1:.F$76];[.$N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B70]" office:value-type="float" office:value="688846502588399" calcext:value-type="float">
            <text:p>688846502588399</text:p>
          </table:table-cell>
          <table:table-cell table:formula="of:=FIXED([.B72];0)" office:value-type="string" office:string-value="688.846.502.588.399" calcext:value-type="string">
            <text:p>688.846.502.588.399</text:p>
          </table:table-cell>
          <table:table-cell table:formula="of:=IF(FIXED(SQRT([.B72]);0)*FIXED(SQRT([.B72]);0)=[.B72];1;)" office:value-type="float" office:value="0" calcext:value-type="float">
            <text:p>0</text:p>
          </table:table-cell>
          <table:table-cell table:formula="of:=RIGHT([.C72];[.$L$1])" office:value-type="string" office:string-value="9" calcext:value-type="string">
            <text:p>9</text:p>
          </table:table-cell>
          <table:table-cell table:formula="of:=VALUE([.E72])" office:value-type="float" office:value="9" calcext:value-type="float">
            <text:p>9</text:p>
          </table:table-cell>
          <table:table-cell table:formula="of:=IF([.F72]=[.$F$1];[.A72];)" office:value-type="float" office:value="0" calcext:value-type="float">
            <text:p>0</text:p>
          </table:table-cell>
          <table:table-cell table:formula="of:=ISEVEN([.F72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UNTIF([.F$1:.F$76];[.$N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B71]" office:value-type="float" office:value="1114577054219522" calcext:value-type="float">
            <text:p>1114577054219522</text:p>
          </table:table-cell>
          <table:table-cell table:formula="of:=FIXED([.B73];0)" office:value-type="string" office:string-value="1.114.577.054.219.522" calcext:value-type="string">
            <text:p>1.114.577.054.219.522</text:p>
          </table:table-cell>
          <table:table-cell table:formula="of:=IF(FIXED(SQRT([.B73]);0)*FIXED(SQRT([.B73]);0)=[.B73];1;)" office:value-type="float" office:value="0" calcext:value-type="float">
            <text:p>0</text:p>
          </table:table-cell>
          <table:table-cell table:formula="of:=RIGHT([.C73];[.$L$1])" office:value-type="string" office:string-value="2" calcext:value-type="string">
            <text:p>2</text:p>
          </table:table-cell>
          <table:table-cell table:formula="of:=VALUE([.E73])" office:value-type="float" office:value="2" calcext:value-type="float">
            <text:p>2</text:p>
          </table:table-cell>
          <table:table-cell table:formula="of:=IF([.F73]=[.$F$1];[.A73];)" office:value-type="float" office:value="73" calcext:value-type="float">
            <text:p>73</text:p>
          </table:table-cell>
          <table:table-cell table:formula="of:=ISEVEN([.F7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UNTIF([.F$1:.F$76];[.$N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B72]" office:value-type="float" office:value="1803423556807921" calcext:value-type="float">
            <text:p>1803423556807921</text:p>
          </table:table-cell>
          <table:table-cell table:formula="of:=FIXED([.B74];0)" office:value-type="string" office:string-value="1.803.423.556.807.921" calcext:value-type="string">
            <text:p>1.803.423.556.807.921</text:p>
          </table:table-cell>
          <table:table-cell table:formula="of:=IF(FIXED(SQRT([.B74]);0)*FIXED(SQRT([.B74]);0)=[.B74];1;)" office:value-type="float" office:value="0" calcext:value-type="float">
            <text:p>0</text:p>
          </table:table-cell>
          <table:table-cell table:formula="of:=RIGHT([.C74];[.$L$1])" office:value-type="string" office:string-value="1" calcext:value-type="string">
            <text:p>1</text:p>
          </table:table-cell>
          <table:table-cell table:formula="of:=VALUE([.E74])" office:value-type="float" office:value="1" calcext:value-type="float">
            <text:p>1</text:p>
          </table:table-cell>
          <table:table-cell table:formula="of:=IF([.F74]=[.$F$1];[.A74];)" office:value-type="float" office:value="0" calcext:value-type="float">
            <text:p>0</text:p>
          </table:table-cell>
          <table:table-cell table:formula="of:=ISEVEN([.F74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UNTIF([.F$1:.F$76];[.$N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B73]" office:value-type="float" office:value="2918000611027443" calcext:value-type="float">
            <text:p>2918000611027443</text:p>
          </table:table-cell>
          <table:table-cell table:formula="of:=FIXED([.B75];0)" office:value-type="string" office:string-value="2.918.000.611.027.443" calcext:value-type="string">
            <text:p>2.918.000.611.027.443</text:p>
          </table:table-cell>
          <table:table-cell table:formula="of:=IF(FIXED(SQRT([.B75]);0)*FIXED(SQRT([.B75]);0)=[.B75];1;)" office:value-type="float" office:value="0" calcext:value-type="float">
            <text:p>0</text:p>
          </table:table-cell>
          <table:table-cell table:formula="of:=RIGHT([.C75];[.$L$1])" office:value-type="string" office:string-value="3" calcext:value-type="string">
            <text:p>3</text:p>
          </table:table-cell>
          <table:table-cell table:formula="of:=VALUE([.E75])" office:value-type="float" office:value="3" calcext:value-type="float">
            <text:p>3</text:p>
          </table:table-cell>
          <table:table-cell table:formula="of:=IF([.F75]=[.$F$1];[.A75];)" office:value-type="float" office:value="0" calcext:value-type="float">
            <text:p>0</text:p>
          </table:table-cell>
          <table:table-cell table:formula="of:=ISEVEN([.F75])" office:value-type="boolean" office:boolean-value="false" calcext:value-type="boolean">
            <text:p>FALSO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UNTIF([.F$1:.F$76];[.$N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B74]" office:value-type="float" office:value="4721424167835364" calcext:value-type="float">
            <text:p>4721424167835364</text:p>
          </table:table-cell>
          <table:table-cell table:formula="of:=FIXED([.B76];0)" office:value-type="string" office:string-value="4.721.424.167.835.364" calcext:value-type="string">
            <text:p>4.721.424.167.835.364</text:p>
          </table:table-cell>
          <table:table-cell table:formula="of:=IF(FIXED(SQRT([.B76]);0)*FIXED(SQRT([.B76]);0)=[.B76];1;)" office:value-type="float" office:value="0" calcext:value-type="float">
            <text:p>0</text:p>
          </table:table-cell>
          <table:table-cell table:formula="of:=RIGHT([.C76];[.$L$1])" office:value-type="string" office:string-value="4" calcext:value-type="string">
            <text:p>4</text:p>
          </table:table-cell>
          <table:table-cell table:formula="of:=VALUE([.E76])" office:value-type="float" office:value="4" calcext:value-type="float">
            <text:p>4</text:p>
          </table:table-cell>
          <table:table-cell table:formula="of:=IF([.F76]=[.$F$1];[.A76];)" office:value-type="float" office:value="0" calcext:value-type="float">
            <text:p>0</text:p>
          </table:table-cell>
          <table:table-cell table:formula="of:=ISEVEN([.F7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UNTIF([.F$1:.F$76];[.$N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6" calcext:value-type="float">
            <text:p>76</text:p>
          </table:table-cell>
          <table:table-cell table:formula="of:=COUNTIF([.F$1:.F$76];[.$N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7" calcext:value-type="float">
            <text:p>77</text:p>
          </table:table-cell>
          <table:table-cell table:formula="of:=COUNTIF([.F$1:.F$76];[.$N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8" calcext:value-type="float">
            <text:p>78</text:p>
          </table:table-cell>
          <table:table-cell table:formula="of:=COUNTIF([.F$1:.F$76];[.$N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9" calcext:value-type="float">
            <text:p>79</text:p>
          </table:table-cell>
          <table:table-cell table:formula="of:=COUNTIF([.F$1:.F$76];[.$N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0" calcext:value-type="float">
            <text:p>80</text:p>
          </table:table-cell>
          <table:table-cell table:formula="of:=COUNTIF([.F$1:.F$76];[.$N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1" calcext:value-type="float">
            <text:p>81</text:p>
          </table:table-cell>
          <table:table-cell table:formula="of:=COUNTIF([.F$1:.F$76];[.$N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2" calcext:value-type="float">
            <text:p>82</text:p>
          </table:table-cell>
          <table:table-cell table:formula="of:=COUNTIF([.F$1:.F$76];[.$N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3" calcext:value-type="float">
            <text:p>83</text:p>
          </table:table-cell>
          <table:table-cell table:formula="of:=COUNTIF([.F$1:.F$76];[.$N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4" calcext:value-type="float">
            <text:p>84</text:p>
          </table:table-cell>
          <table:table-cell table:formula="of:=COUNTIF([.F$1:.F$76];[.$N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5" calcext:value-type="float">
            <text:p>85</text:p>
          </table:table-cell>
          <table:table-cell table:formula="of:=COUNTIF([.F$1:.F$76];[.$N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6" calcext:value-type="float">
            <text:p>86</text:p>
          </table:table-cell>
          <table:table-cell table:formula="of:=COUNTIF([.F$1:.F$76];[.$N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7" calcext:value-type="float">
            <text:p>87</text:p>
          </table:table-cell>
          <table:table-cell table:formula="of:=COUNTIF([.F$1:.F$76];[.$N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table:formula="of:=COUNTIF([.F$1:.F$76];[.$N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9" calcext:value-type="float">
            <text:p>89</text:p>
          </table:table-cell>
          <table:table-cell table:formula="of:=COUNTIF([.F$1:.F$76];[.$N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  <table:table-cell table:formula="of:=COUNTIF([.F$1:.F$76];[.$N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1" calcext:value-type="float">
            <text:p>91</text:p>
          </table:table-cell>
          <table:table-cell table:formula="of:=COUNTIF([.F$1:.F$76];[.$N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2" calcext:value-type="float">
            <text:p>92</text:p>
          </table:table-cell>
          <table:table-cell table:formula="of:=COUNTIF([.F$1:.F$76];[.$N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3" calcext:value-type="float">
            <text:p>93</text:p>
          </table:table-cell>
          <table:table-cell table:formula="of:=COUNTIF([.F$1:.F$76];[.$N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4" calcext:value-type="float">
            <text:p>94</text:p>
          </table:table-cell>
          <table:table-cell table:formula="of:=COUNTIF([.F$1:.F$76];[.$N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5" calcext:value-type="float">
            <text:p>95</text:p>
          </table:table-cell>
          <table:table-cell table:formula="of:=COUNTIF([.F$1:.F$76];[.$N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6" calcext:value-type="float">
            <text:p>96</text:p>
          </table:table-cell>
          <table:table-cell table:formula="of:=COUNTIF([.F$1:.F$76];[.$N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7" calcext:value-type="float">
            <text:p>97</text:p>
          </table:table-cell>
          <table:table-cell table:formula="of:=COUNTIF([.F$1:.F$76];[.$N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8" calcext:value-type="float">
            <text:p>98</text:p>
          </table:table-cell>
          <table:table-cell table:formula="of:=COUNTIF([.F$1:.F$76];[.$N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9" calcext:value-type="float">
            <text:p>99</text:p>
          </table:table-cell>
          <table:table-cell table:formula="of:=COUNTIF([.F$1:.F$76];[.$N10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5:40:11.306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2:49:30.507000000</meta:creation-date>
    <dc:date>2022-01-10T15:52:33.852000000</dc:date>
    <meta:editing-duration>PT54M</meta:editing-duration>
    <meta:editing-cycles>3</meta:editing-cycles>
    <meta:generator>LibreOffice/7.2.4.1$Windows_X86_64 LibreOffice_project/27d75539669ac387bb498e35313b970b7fe9c4f9</meta:generator>
    <meta:document-statistic meta:table-count="1" meta:cell-count="830" meta:object-count="0"/>
  </office:meta>
</office:document-meta>
</file>